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pitch="variable" style:font-charset="x-symbol"/>
    <style:font-face style:name="Symbol1" svg:font-family="Symbol" style:font-family-generic="roman" style:font-pitch="variable" style:font-charset="x-symbol"/>
    <style:font-face style:name="Symbola" svg:font-family="Symbola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style:font-name="Times New Roman1" fo:font-size="12pt" fo:language="uk" fo:country="UA" style:text-underline-style="none" style:font-size-asian="12pt" style:font-name-complex="Times New Roman1" style:font-size-complex="12pt" style:language-complex="ar" style:country-complex="SA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Times New Roman1" fo:font-size="12pt" fo:language="uk" fo:country="UA" style:text-underline-style="none" officeooo:paragraph-rsid="000911f5" style:font-size-asian="12pt" style:font-name-complex="Times New Roman1" style:font-size-complex="12pt" style:language-complex="ar" style:country-complex="SA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Times New Roman1" fo:font-size="12pt" fo:language="uk" fo:country="UA" style:text-underline-style="none" officeooo:paragraph-rsid="0004d113" style:font-size-asian="12pt" style:font-name-complex="Times New Roman1" style:font-size-complex="12pt" style:language-complex="ar" style:country-complex="SA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Times New Roman1" fo:font-size="12pt" fo:language="uk" fo:country="UA" style:text-underline-style="none" officeooo:paragraph-rsid="00020fd0" style:font-size-asian="12pt" style:font-name-complex="Times New Roman1" style:font-size-complex="12pt" style:language-complex="ar" style:country-complex="SA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Times New Roman1" fo:font-size="12pt" fo:language="uk" fo:country="UA" style:text-underline-style="none" officeooo:paragraph-rsid="000f0783" style:font-size-asian="12pt" style:font-name-complex="Times New Roman1" style:font-size-complex="12pt" style:language-complex="ar" style:country-complex="SA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Times New Roman1" fo:font-size="12pt" fo:language="uk" fo:country="UA" style:text-underline-style="none" officeooo:paragraph-rsid="0006f533" style:font-size-asian="12pt" style:font-name-complex="Times New Roman1" style:font-size-complex="12pt" style:language-complex="ar" style:country-complex="SA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Times New Roman1" fo:font-size="12pt" fo:language="uk" fo:country="UA" style:text-underline-style="none" officeooo:paragraph-rsid="001f6207" style:font-size-asian="12pt" style:font-name-complex="Times New Roman1" style:font-size-complex="12pt" style:language-complex="ar" style:country-complex="SA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imes New Roman1" fo:font-size="12pt" fo:language="uk" fo:country="UA" style:text-underline-style="none" officeooo:paragraph-rsid="004953fd" style:font-size-asian="12pt" style:font-name-complex="Times New Roman1" style:font-size-complex="12pt" style:language-complex="ar" style:country-complex="SA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Times New Roman1" fo:font-size="12pt" fo:language="uk" fo:country="UA" style:text-underline-style="none" officeooo:paragraph-rsid="004b40bf" style:font-size-asian="12pt" style:font-name-complex="Times New Roman1" style:font-size-complex="12pt" style:language-complex="ar" style:country-complex="SA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Times New Roman1" fo:font-size="12pt" fo:language="uk" fo:country="UA" style:text-underline-style="none" officeooo:rsid="0023fb3a" officeooo:paragraph-rsid="004b40bf" style:font-size-asian="12pt" style:font-name-complex="Times New Roman1" style:font-size-complex="12pt" style:language-complex="ar" style:country-complex="SA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Times New Roman1" fo:font-size="12pt" fo:language="uk" fo:country="UA" style:text-underline-style="none" officeooo:paragraph-rsid="004bb9b9" style:font-size-asian="12pt" style:font-name-complex="Times New Roman1" style:font-size-complex="12pt" style:language-complex="ar" style:country-complex="SA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Times New Roman1" fo:font-size="12pt" fo:language="uk" fo:country="UA" style:text-underline-style="none" officeooo:paragraph-rsid="004c67f1" style:font-size-asian="12pt" style:font-name-complex="Times New Roman1" style:font-size-complex="12pt" style:language-complex="ar" style:country-complex="SA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Times New Roman1" fo:font-size="12pt" fo:language="uk" fo:country="UA" style:text-underline-style="none" style:font-size-asian="12pt" style:font-size-complex="12pt" style:language-complex="ar" style:country-complex="SA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Times New Roman1" fo:font-size="12pt" fo:language="uk" fo:country="UA" style:text-underline-style="none" officeooo:paragraph-rsid="0004d113" style:font-size-asian="12pt" style:font-size-complex="12pt" style:language-complex="ar" style:country-complex="SA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Times New Roman1" fo:font-size="12pt" fo:language="uk" fo:country="UA" style:text-underline-style="none" officeooo:paragraph-rsid="00440bae" style:font-size-asian="12pt" style:font-size-complex="12pt" style:language-complex="ar" style:country-complex="SA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Times New Roman1" fo:font-size="12pt" fo:language="uk" fo:country="UA" style:text-underline-style="none" officeooo:paragraph-rsid="00020fd0" style:font-size-asian="12pt" style:font-size-complex="12pt" style:language-complex="ar" style:country-complex="SA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Times New Roman1" fo:font-size="12pt" fo:language="uk" fo:country="UA" style:text-underline-style="none" officeooo:paragraph-rsid="004614f5" style:font-size-asian="12pt" style:font-size-complex="12pt" style:language-complex="ar" style:country-complex="SA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Times New Roman1" fo:font-size="12pt" fo:language="uk" fo:country="UA" style:text-underline-style="none" officeooo:paragraph-rsid="0006f533" style:font-size-asian="12pt" style:font-size-complex="12pt" style:language-complex="ar" style:country-complex="SA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Times New Roman1" fo:font-size="12pt" fo:language="uk" fo:country="UA" style:text-underline-style="none" officeooo:paragraph-rsid="001f6207" style:font-size-asian="12pt" style:font-size-complex="12pt" style:language-complex="ar" style:country-complex="SA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Times New Roman1" fo:font-size="12pt" fo:language="uk" fo:country="UA" style:text-underline-style="none" officeooo:paragraph-rsid="004895bc" style:font-size-asian="12pt" style:font-size-complex="12pt" style:language-complex="ar" style:country-complex="SA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Times New Roman1" fo:font-size="12pt" fo:language="uk" fo:country="UA" style:text-underline-style="none" officeooo:paragraph-rsid="004c67f1" style:font-size-asian="12pt" style:font-size-complex="12pt" style:language-complex="ar" style:country-complex="SA"/>
    </style:style>
    <style:style style:name="P22" style:family="paragraph" style:parent-style-name="Standard" style:master-page-name="">
      <style:paragraph-properties fo:margin-left="0in" fo:margin-right="0in" fo:text-indent="0in" style:auto-text-indent="false" style:page-number="auto"/>
      <style:text-properties style:font-name="Times New Roman1" fo:font-size="12pt" fo:language="uk" fo:country="UA" style:text-underline-style="none" officeooo:paragraph-rsid="004c67f1" style:font-size-asian="12pt" style:font-size-complex="12pt" style:language-complex="ar" style:country-complex="SA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Times New Roman1" fo:font-size="12pt" fo:language="uk" fo:country="UA" style:text-underline-style="none" officeooo:paragraph-rsid="00523259" style:font-size-asian="12pt" style:font-size-complex="12pt" style:language-complex="ar" style:country-complex="SA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Times New Roman1" fo:font-size="12pt" fo:language="uk" fo:country="UA" style:text-underline-style="none" officeooo:paragraph-rsid="00537da9" style:font-size-asian="12pt" style:font-size-complex="12pt" style:language-complex="ar" style:country-complex="SA"/>
    </style:style>
    <style:style style:name="P25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style:font-name="Times New Roman1" fo:font-size="12pt" fo:language="uk" fo:country="UA" style:text-underline-style="none" officeooo:paragraph-rsid="00523259" style:font-size-asian="12pt" style:font-size-complex="12pt" style:language-complex="ar" style:country-complex="SA"/>
    </style:style>
    <style:style style:name="P26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text-indent="0in" style:auto-text-indent="false" fo:background-color="transparent" style:writing-mode="lr-tb"/>
      <style:text-properties style:font-name="Times New Roman1" fo:font-size="12pt" fo:language="uk" fo:country="UA" style:text-underline-style="none" officeooo:paragraph-rsid="00523259" style:font-size-asian="12pt" style:font-size-complex="12pt" style:language-complex="ar" style:country-complex="SA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font-name="Times New Roman1" fo:font-size="12pt" style:text-underline-style="none" officeooo:paragraph-rsid="004c67f1" style:font-size-asian="12pt" style:font-size-complex="12pt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Times New Roman1" fo:font-size="12pt" style:text-underline-style="none" officeooo:paragraph-rsid="00523259" style:font-size-asian="12pt" style:font-size-complex="12pt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Times New Roman1" fo:font-size="12pt" style:text-underline-style="none" officeooo:paragraph-rsid="00537da9" style:font-size-asian="12pt" style:font-size-complex="12pt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1" fo:font-size="12pt" fo:language="uk" fo:country="UA" style:text-underline-style="none" officeooo:rsid="0015a3a6" officeooo:paragraph-rsid="004c67f1" style:font-name-asian="Symbol1" style:font-size-asian="12pt" style:font-name-complex="Times New Roman1" style:font-size-complex="12pt" style:language-complex="ar" style:country-complex="SA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1" fo:font-size="12pt" fo:letter-spacing="normal" fo:language="uk" fo:country="UA" fo:font-style="normal" style:text-underline-style="none" fo:font-weight="normal" officeooo:rsid="0015a3a6" officeooo:paragraph-rsid="004c67f1" style:font-name-asian="Symbol1" style:font-size-asian="12pt" style:font-name-complex="Times New Roman1" style:font-size-complex="12pt" style:language-complex="ar" style:country-complex="SA" loext:padding="0in" loext:border="none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1" fo:font-size="12pt" fo:letter-spacing="normal" fo:language="uk" fo:country="UA" fo:font-style="normal" style:text-underline-style="none" fo:font-weight="normal" officeooo:rsid="0015a3a6" officeooo:paragraph-rsid="00523259" style:font-name-asian="Symbol1" style:font-size-asian="12pt" style:font-name-complex="Times New Roman1" style:font-size-complex="12pt" style:language-complex="ar" style:country-complex="SA" loext:padding="0in" loext:border="none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loext:opacity="0%" style:text-position="0% 100%" style:font-name="Times New Roman1" fo:font-size="12pt" fo:letter-spacing="normal" fo:language="uk" fo:country="UA" fo:font-style="normal" style:text-underline-style="none" fo:font-weight="normal" officeooo:rsid="001d1f55" officeooo:paragraph-rsid="004c67f1" style:font-name-asian="Symbol1" style:font-size-asian="12pt" style:font-name-complex="Times New Roman1" style:font-size-complex="12pt" style:language-complex="ar" style:country-complex="SA" loext:padding="0in" loext:border="none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loext:opacity="0%" style:text-position="0% 100%" style:font-name="Times New Roman1" fo:font-size="12pt" fo:letter-spacing="normal" fo:language="uk" fo:country="UA" fo:font-style="normal" style:text-underline-style="none" fo:font-weight="normal" officeooo:rsid="00145be7" officeooo:paragraph-rsid="004c67f1" style:font-name-asian="Symbol1" style:font-size-asian="12pt" style:font-name-complex="Times New Roman1" style:font-size-complex="12pt" style:language-complex="ar" style:country-complex="SA" loext:padding="0in" loext:border="none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loext:opacity="0%" style:text-position="0% 100%" style:font-name="Times New Roman1" fo:font-size="12pt" fo:letter-spacing="normal" fo:language="uk" fo:country="UA" fo:font-style="normal" style:text-underline-style="none" fo:font-weight="normal" officeooo:rsid="00226033" officeooo:paragraph-rsid="004c67f1" style:font-name-asian="Times New Roman" style:font-size-asian="12pt" style:font-name-complex="Times New Roman" style:font-size-complex="12pt" style:language-complex="ar" style:country-complex="SA" loext:padding="0in" loext:border="none"/>
    </style:style>
    <style:style style:name="P36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style:font-name="Times New Roman1" fo:font-size="12pt" fo:letter-spacing="normal" fo:language="uk" fo:country="UA" fo:font-style="normal" style:text-underline-style="none" fo:font-weight="normal" officeooo:paragraph-rsid="004c67f1" style:font-size-asian="12pt" style:font-size-complex="12pt" style:language-complex="ar" style:country-complex="SA" loext:padding="0in" loext:border="none"/>
    </style:style>
    <style:style style:name="P37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style:font-name="Times New Roman1" fo:font-size="12pt" fo:letter-spacing="normal" fo:language="uk" fo:country="UA" fo:font-style="normal" style:text-underline-style="none" fo:font-weight="normal" officeooo:paragraph-rsid="00523259" style:font-size-asian="12pt" style:font-name-complex="Times New Roman1" style:font-size-complex="12pt" style:language-complex="ar" style:country-complex="SA" loext:padding="0in" loext:border="none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text-position="0% 100%" style:font-name="Times New Roman1" fo:font-size="12pt" fo:language="uk" fo:country="UA" style:text-underline-style="none" officeooo:rsid="001d1f55" officeooo:paragraph-rsid="004c67f1" style:font-name-asian="Symbol1" style:font-size-asian="12pt" style:font-name-complex="Times New Roman1" style:font-size-complex="12pt" style:language-complex="ar" style:country-complex="SA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text-position="0% 100%" style:font-name="Times New Roman1" fo:font-size="12pt" fo:language="uk" fo:country="UA" style:text-underline-style="none" officeooo:rsid="00213a04" officeooo:paragraph-rsid="004c67f1" style:font-name-asian="Symbol1" style:font-size-asian="12pt" style:font-name-complex="Times New Roman1" style:font-size-complex="12pt" style:language-complex="ar" style:country-complex="SA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text-position="0% 100%" style:font-name="Times New Roman1" fo:font-size="12pt" fo:language="uk" fo:country="UA" style:text-underline-style="none" officeooo:rsid="0021d54f" officeooo:paragraph-rsid="004c67f1" style:font-name-asian="Symbol1" style:font-size-asian="12pt" style:font-name-complex="Times New Roman1" style:font-size-complex="12pt" style:language-complex="ar" style:country-complex="SA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text-position="0% 100%" style:font-name="Times New Roman1" fo:font-size="12pt" fo:language="uk" fo:country="UA" style:text-underline-style="none" officeooo:rsid="00260e85" officeooo:paragraph-rsid="004c67f1" style:font-name-asian="Symbol1" style:font-size-asian="12pt" style:font-name-complex="Times New Roman1" style:font-size-complex="12pt" style:language-complex="ar" style:country-complex="SA"/>
    </style:style>
    <style:style style:name="P42" style:family="paragraph" style:parent-style-name="Standard">
      <loext:graphic-properties draw:fill="none"/>
      <style:paragraph-properties fo:margin-left="0in" fo:margin-right="0.1799in" fo:text-align="justify" style:justify-single-word="false" fo:orphans="2" fo:widows="2" fo:text-indent="0in" style:auto-text-indent="false" fo:background-color="transparent" style:writing-mode="lr-tb"/>
      <style:text-properties style:use-window-font-color="true" loext:opacity="0%" style:text-position="0% 100%" style:font-name="Times New Roman1" fo:font-size="12pt" fo:language="uk" fo:country="UA" style:text-underline-style="none" officeooo:rsid="00260e85" officeooo:paragraph-rsid="00519acb" style:font-name-asian="Symbol1" style:font-size-asian="12pt" style:font-name-complex="Times New Roman1" style:font-size-complex="12pt" style:language-complex="ar" style:country-complex="SA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text-position="0% 100%" style:font-name="Times New Roman1" fo:font-size="12pt" fo:language="uk" fo:country="UA" style:text-underline-style="none" officeooo:rsid="00226033" officeooo:paragraph-rsid="004c67f1" style:font-name-asian="Times New Roman" style:font-size-asian="12pt" style:font-name-complex="Times New Roman" style:font-size-complex="12pt" style:language-complex="ar" style:country-complex="SA"/>
    </style:style>
    <style:style style:name="P44" style:family="paragraph" style:parent-style-name="Standard">
      <style:paragraph-properties fo:margin-left="0in" fo:margin-right="0in" fo:text-indent="0in" style:auto-text-indent="false"/>
      <style:text-properties fo:font-size="12pt" style:text-underline-style="none" officeooo:paragraph-rsid="004614f5" style:font-size-asian="12pt" style:font-size-complex="12pt"/>
    </style:style>
    <style:style style:name="P45" style:family="paragraph" style:parent-style-name="Standard">
      <style:paragraph-properties fo:margin-left="0in" fo:margin-right="0in" fo:text-indent="0in" style:auto-text-indent="false"/>
      <style:text-properties fo:font-size="12pt" style:text-underline-style="none" officeooo:paragraph-rsid="0046a35e" style:font-size-asian="12pt" style:font-size-complex="12pt"/>
    </style:style>
    <style:style style:name="P46" style:family="paragraph" style:parent-style-name="Standard">
      <style:paragraph-properties fo:margin-left="0in" fo:margin-right="0in" fo:text-indent="0in" style:auto-text-indent="false"/>
      <style:text-properties fo:font-size="12pt" style:text-underline-style="none" officeooo:paragraph-rsid="004c67f1" style:font-size-asian="12pt" style:font-size-complex="12pt"/>
    </style:style>
    <style:style style:name="P47" style:family="paragraph" style:parent-style-name="Standard">
      <loext:graphic-properties draw:fill="none"/>
      <style:paragraph-properties fo:margin-left="0in" fo:margin-right="0.1799in" fo:text-align="justify" style:justify-single-word="false" fo:orphans="2" fo:widows="2" fo:text-indent="0in" style:auto-text-indent="false" fo:background-color="transparent" style:writing-mode="lr-tb"/>
      <style:text-properties fo:font-size="12pt" style:text-underline-style="none" officeooo:paragraph-rsid="00519acb" style:font-size-asian="12pt" style:font-size-complex="12pt"/>
    </style:style>
    <style:style style:name="P48" style:family="paragraph" style:parent-style-name="Standard">
      <style:paragraph-properties fo:margin-left="0in" fo:margin-right="0in" fo:text-indent="0in" style:auto-text-indent="false"/>
      <style:text-properties style:text-line-through-style="solid" style:text-line-through-type="single" style:font-name="Times New Roman1" fo:font-size="12pt" fo:language="uk" fo:country="UA" style:text-underline-style="none" officeooo:paragraph-rsid="000b725b" style:font-size-asian="12pt" style:font-name-complex="Times New Roman1" style:font-size-complex="12pt" style:language-complex="ar" style:country-complex="SA"/>
    </style:style>
    <style:style style:name="P49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style:font-name="Times New Roman1" fo:font-size="12pt" fo:language="uk" fo:country="UA" style:text-underline-style="none" officeooo:paragraph-rsid="000911f5" style:font-size-asian="12pt" style:font-name-complex="Times New Roman1" style:font-size-complex="12pt" style:language-complex="ar" style:country-complex="SA"/>
    </style:style>
    <style:style style:name="P50" style:family="paragraph" style:parent-style-name="Standard">
      <style:paragraph-properties fo:margin-left="0in" fo:margin-right="0in" fo:text-indent="0in" style:auto-text-indent="false"/>
      <style:text-properties style:font-name="Times New Roman1" fo:font-size="12pt" fo:language="uk" fo:country="UA" style:text-underline-style="none" officeooo:paragraph-rsid="000911f5" style:font-size-asian="12pt" style:font-name-complex="Times New Roman1" style:font-size-complex="12pt" style:language-complex="ar" style:country-complex="SA"/>
    </style:style>
    <style:style style:name="P51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1" fo:font-size="12pt" fo:language="uk" fo:country="UA" style:text-underline-style="none" officeooo:paragraph-rsid="000b725b" style:font-size-asian="12pt" style:font-name-complex="Times New Roman1" style:font-size-complex="12pt" style:language-complex="ar" style:country-complex="SA"/>
    </style:style>
    <style:style style:name="P52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1" fo:font-size="12pt" fo:language="uk" fo:country="UA" style:text-underline-style="none" officeooo:paragraph-rsid="000911f5" style:font-size-asian="12pt" style:font-size-complex="12pt" style:language-complex="ar" style:country-complex="SA"/>
    </style:style>
    <style:style style:name="P53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1" fo:font-size="12pt" fo:language="uk" fo:country="UA" style:text-underline-style="none" officeooo:paragraph-rsid="003fa3f3" style:font-size-asian="12pt" style:font-size-complex="12pt" style:language-complex="ar" style:country-complex="SA"/>
    </style:style>
    <style:style style:name="P54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none" style:text-line-through-type="none" style:font-name="Times New Roman1" fo:font-size="12pt" fo:language="uk" fo:country="UA" style:text-underline-style="none" officeooo:paragraph-rsid="003fa3f3" style:font-size-asian="12pt" style:font-name-complex="Times New Roman1" style:font-size-complex="12pt" style:language-complex="ar" style:country-complex="SA"/>
    </style:style>
    <style:style style:name="P55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none" style:text-line-through-type="none" style:font-name="Times New Roman1" fo:font-size="12pt" fo:language="uk" fo:country="UA" style:text-underline-style="none" officeooo:paragraph-rsid="000911f5" style:font-size-asian="12pt" style:font-name-complex="Times New Roman1" style:font-size-complex="12pt" style:language-complex="ar" style:country-complex="SA"/>
    </style:style>
    <style:style style:name="T1" style:family="text">
      <style:text-properties style:text-position="sub 58%" officeooo:rsid="00152ee4" style:font-name-asian="Symbol1"/>
    </style:style>
    <style:style style:name="T2" style:family="text">
      <style:text-properties style:text-position="sub 58%" officeooo:rsid="00152284" style:font-name-asian="Symbol1"/>
    </style:style>
    <style:style style:name="T3" style:family="text">
      <style:text-properties style:text-position="sub 58%" style:font-name-complex="Times New Roman1"/>
    </style:style>
    <style:style style:name="T4" style:family="text">
      <style:text-properties style:text-position="sub 58%" officeooo:rsid="001f6207" style:font-name-complex="Times New Roman1"/>
    </style:style>
    <style:style style:name="T5" style:family="text">
      <style:text-properties style:text-position="sub 58%" officeooo:rsid="004614f5" style:font-name-complex="Times New Roman1"/>
    </style:style>
    <style:style style:name="T6" style:family="text">
      <style:text-properties style:text-position="sub 58%" style:font-name="Times New Roman1" fo:language="uk" fo:country="UA" style:font-name-complex="Times New Roman1" style:language-complex="ar" style:country-complex="SA"/>
    </style:style>
    <style:style style:name="T7" style:family="text">
      <style:text-properties style:text-position="super 58%"/>
    </style:style>
    <style:style style:name="T8" style:family="text">
      <style:text-properties style:text-position="super 58%" style:font-name-complex="Times New Roman1"/>
    </style:style>
    <style:style style:name="T9" style:family="text">
      <style:text-properties style:text-position="super 58%" officeooo:rsid="00152284" style:font-name-asian="Symbol1"/>
    </style:style>
    <style:style style:name="T10" style:family="text">
      <style:text-properties style:text-position="super 58%" officeooo:rsid="00152ee4" style:font-name-asian="Symbol1"/>
    </style:style>
    <style:style style:name="T11" style:family="text">
      <style:text-properties style:text-position="0% 100%" officeooo:rsid="0015a3a6" style:font-name-asian="Symbol1" style:font-name-complex="Times New Roman1"/>
    </style:style>
    <style:style style:name="T12" style:family="text">
      <style:text-properties style:text-position="0% 100%" officeooo:rsid="0016bcc7" style:font-name-asian="Symbol1" style:font-name-complex="Times New Roman1"/>
    </style:style>
    <style:style style:name="T13" style:family="text">
      <style:text-properties style:text-position="0% 100%" officeooo:rsid="0019ccc0" style:font-name-asian="Symbol1" style:font-name-complex="Times New Roman1"/>
    </style:style>
    <style:style style:name="T14" style:family="text">
      <style:text-properties style:text-position="0% 100%" officeooo:rsid="003af8b7" style:font-name-asian="Symbol1" style:font-name-complex="Times New Roman1"/>
    </style:style>
    <style:style style:name="T15" style:family="text">
      <style:text-properties style:text-position="0% 100%" officeooo:rsid="00523259" style:font-name-asian="Symbol1" style:font-name-complex="Times New Roman1"/>
    </style:style>
    <style:style style:name="T16" style:family="text">
      <style:text-properties style:text-position="0% 100%" officeooo:rsid="00152284" style:font-name-asian="Symbol1"/>
    </style:style>
    <style:style style:name="T17" style:family="text">
      <style:text-properties style:text-position="0% 100%" officeooo:rsid="00152ee4" style:font-name-asian="Symbol1"/>
    </style:style>
    <style:style style:name="T18" style:family="text">
      <style:text-properties style:text-position="0% 100%" officeooo:rsid="0015a3a6" style:font-name-asian="Symbol1"/>
    </style:style>
    <style:style style:name="T19" style:family="text">
      <style:text-properties style:text-position="0% 100%" officeooo:rsid="0006f533" style:font-name-asian="Times New Roman" style:font-name-complex="Times New Roman"/>
    </style:style>
    <style:style style:name="T20" style:family="text">
      <style:text-properties style:text-position="0% 100%" officeooo:rsid="001e28a3" style:font-name-complex="Times New Roman1"/>
    </style:style>
    <style:style style:name="T21" style:family="text">
      <style:text-properties style:text-position="0% 100%" officeooo:rsid="001f6207" style:font-name-complex="Times New Roman1"/>
    </style:style>
    <style:style style:name="T22" style:family="text">
      <style:text-properties style:text-position="0% 100%" officeooo:rsid="00152284" style:font-name-asian="Symbol" style:font-name-complex="Symbol"/>
    </style:style>
    <style:style style:name="T23" style:family="text">
      <style:text-properties style:font-name-asian="Symbol" style:font-name-complex="Symbol"/>
    </style:style>
    <style:style style:name="T24" style:family="text">
      <style:text-properties officeooo:rsid="0003347c" style:font-name-asian="Symbol" style:font-name-complex="Symbol"/>
    </style:style>
    <style:style style:name="T25" style:family="text">
      <style:text-properties officeooo:rsid="00067e84" style:font-name-asian="Symbol" style:font-name-complex="Symbol"/>
    </style:style>
    <style:style style:name="T26" style:family="text">
      <style:text-properties officeooo:rsid="002f74a9" style:font-name-asian="Symbol" style:font-name-complex="Symbol"/>
    </style:style>
    <style:style style:name="T27" style:family="text">
      <style:text-properties style:font-name-asian="Symbol1"/>
    </style:style>
    <style:style style:name="T28" style:family="text">
      <style:text-properties style:font-name-asian="Symbol1" style:font-name-complex="Times New Roman1"/>
    </style:style>
    <style:style style:name="T29" style:family="text">
      <style:text-properties style:font-name-asian="Symbol1" style:font-name-complex="Symbol1"/>
    </style:style>
    <style:style style:name="T30" style:family="text">
      <style:text-properties style:use-window-font-color="true" loext:opacity="0%" style:text-position="0% 100%" style:font-name="Times New Roman1" fo:language="uk" fo:country="UA" officeooo:rsid="003e96e6" style:font-name-asian="Symbol1" style:font-name-complex="Times New Roman1" style:language-complex="ar" style:country-complex="SA"/>
    </style:style>
    <style:style style:name="T31" style:family="text">
      <style:text-properties style:use-window-font-color="true" loext:opacity="0%" style:text-position="0% 100%" style:font-name="Times New Roman1" fo:language="uk" fo:country="UA" officeooo:rsid="00260e85" style:font-name-asian="Symbol1" style:font-name-complex="Times New Roman1" style:language-complex="ar" style:country-complex="SA"/>
    </style:style>
    <style:style style:name="T32" style:family="text">
      <style:text-properties style:use-window-font-color="true" loext:opacity="0%" style:text-position="0% 100%" style:font-name="Times New Roman1" fo:language="uk" fo:country="UA" officeooo:rsid="00519acb" style:font-name-asian="Symbol1" style:font-name-complex="Times New Roman1" style:language-complex="ar" style:country-complex="SA"/>
    </style:style>
    <style:style style:name="T33" style:family="text">
      <style:text-properties style:use-window-font-color="true" loext:opacity="0%" style:text-position="0% 100%" style:font-name="Times New Roman1" fo:language="uk" fo:country="UA" officeooo:rsid="00523259" style:font-name-asian="Symbol1" style:font-name-complex="Times New Roman1" style:language-complex="ar" style:country-complex="SA"/>
    </style:style>
    <style:style style:name="T34" style:family="text">
      <style:text-properties style:use-window-font-color="true" loext:opacity="0%" style:text-position="0% 100%" style:font-name-asian="Symbol1"/>
    </style:style>
    <style:style style:name="T35" style:family="text">
      <style:text-properties style:use-window-font-color="true" loext:opacity="0%" style:text-position="0% 100%" officeooo:rsid="0019ccc0" style:font-name-asian="Symbol1" style:font-name-complex="Times New Roman1"/>
    </style:style>
    <style:style style:name="T36" style:family="text">
      <style:text-properties style:use-window-font-color="true" loext:opacity="0%" style:text-position="0% 100%" officeooo:rsid="001bb99b" style:font-name-asian="Symbol1" style:font-name-complex="Times New Roman1"/>
    </style:style>
    <style:style style:name="T37" style:family="text">
      <style:text-properties style:use-window-font-color="true" loext:opacity="0%" style:text-position="0% 100%" officeooo:rsid="001d1f55" style:font-name-asian="Symbol1" style:font-name-complex="Times New Roman1"/>
    </style:style>
    <style:style style:name="T38" style:family="text">
      <style:text-properties style:use-window-font-color="true" loext:opacity="0%" style:text-position="0% 100%" officeooo:rsid="00209f49" style:font-name-asian="Symbol1" style:font-name-complex="Times New Roman1"/>
    </style:style>
    <style:style style:name="T39" style:family="text">
      <style:text-properties style:use-window-font-color="true" loext:opacity="0%" style:text-position="0% 100%" officeooo:rsid="00213a04" style:font-name-asian="Symbol1" style:font-name-complex="Times New Roman1"/>
    </style:style>
    <style:style style:name="T40" style:family="text">
      <style:text-properties style:use-window-font-color="true" loext:opacity="0%" style:text-position="0% 100%" officeooo:rsid="0021d54f" style:font-name-asian="Symbol1" style:font-name-complex="Times New Roman1"/>
    </style:style>
    <style:style style:name="T41" style:family="text">
      <style:text-properties style:use-window-font-color="true" loext:opacity="0%" style:text-position="0% 100%" officeooo:rsid="00523259" style:font-name-asian="Symbol1" style:font-name-complex="Times New Roman1"/>
    </style:style>
    <style:style style:name="T42" style:family="text">
      <style:text-properties style:use-window-font-color="true" loext:opacity="0%" style:text-position="0% 100%" officeooo:rsid="00226033" style:font-name-asian="Symbol1" style:font-name-complex="Times New Roman1"/>
    </style:style>
    <style:style style:name="T43" style:family="text">
      <style:text-properties style:use-window-font-color="true" loext:opacity="0%" style:text-position="0% 100%" officeooo:rsid="001bb99b" style:font-name-asian="Symbol1"/>
    </style:style>
    <style:style style:name="T44" style:family="text">
      <style:text-properties style:use-window-font-color="true" loext:opacity="0%" style:text-position="0% 100%" officeooo:rsid="00152ee4" style:font-name-asian="Symbol1"/>
    </style:style>
    <style:style style:name="T45" style:family="text">
      <style:text-properties style:use-window-font-color="true" loext:opacity="0%" style:text-position="0% 100%" officeooo:rsid="0015a3a6" style:font-name-asian="Symbol1"/>
    </style:style>
    <style:style style:name="T46" style:family="text">
      <style:text-properties style:use-window-font-color="true" loext:opacity="0%" style:text-position="0% 100%" officeooo:rsid="001bb99b" style:font-name-asian="Symbol" style:font-name-complex="Symbol"/>
    </style:style>
    <style:style style:name="T47" style:family="text">
      <style:text-properties style:use-window-font-color="true" loext:opacity="0%" style:text-position="0% 100%" officeooo:rsid="00209f49" style:font-name-asian="Symbol" style:font-name-complex="Symbol"/>
    </style:style>
    <style:style style:name="T48" style:family="text">
      <style:text-properties style:use-window-font-color="true" loext:opacity="0%" style:text-position="0% 100%" fo:language="uk" fo:country="UA" officeooo:rsid="0021d54f" style:font-name-asian="Times New Roman" style:font-name-complex="Times New Roman" style:language-complex="ar" style:country-complex="SA"/>
    </style:style>
    <style:style style:name="T49" style:family="text">
      <style:text-properties style:use-window-font-color="true" loext:opacity="0%" style:text-position="0% 100%" fo:language="uk" fo:country="UA" officeooo:rsid="0027659f" style:font-name-asian="Times New Roman" style:font-name-complex="Times New Roman" style:language-complex="ar" style:country-complex="SA"/>
    </style:style>
    <style:style style:name="T50" style:family="text">
      <style:text-properties style:use-window-font-color="true" loext:opacity="0%" style:text-position="0% 100%" fo:language="uk" fo:country="UA" officeooo:rsid="001bb99b" style:font-name-asian="Symbol1" style:font-name-complex="Times New Roman1" style:language-complex="ar" style:country-complex="SA"/>
    </style:style>
    <style:style style:name="T51" style:family="text">
      <style:text-properties style:use-window-font-color="true" loext:opacity="0%" style:text-position="0% 100%" fo:language="uk" fo:country="UA" officeooo:rsid="001d1f55" style:font-name-asian="Symbol1" style:font-name-complex="Times New Roman1" style:language-complex="ar" style:country-complex="SA"/>
    </style:style>
    <style:style style:name="T52" style:family="text">
      <style:text-properties style:use-window-font-color="true" loext:opacity="0%" style:text-position="0% 100%" fo:language="uk" fo:country="UA" officeooo:rsid="00209f49" style:font-name-asian="Symbol1" style:font-name-complex="Times New Roman1" style:language-complex="ar" style:country-complex="SA"/>
    </style:style>
    <style:style style:name="T53" style:family="text">
      <style:text-properties style:use-window-font-color="true" loext:opacity="0%" style:text-position="0% 100%" fo:language="uk" fo:country="UA" officeooo:rsid="00213a04" style:font-name-asian="Symbol1" style:font-name-complex="Times New Roman1" style:language-complex="ar" style:country-complex="SA"/>
    </style:style>
    <style:style style:name="T54" style:family="text">
      <style:text-properties style:use-window-font-color="true" loext:opacity="0%" style:text-position="0% 100%" fo:language="uk" fo:country="UA" officeooo:rsid="0019ccc0" style:font-name-asian="Symbol1" style:font-name-complex="Times New Roman1" style:language-complex="ar" style:country-complex="SA"/>
    </style:style>
    <style:style style:name="T55" style:family="text">
      <style:text-properties style:use-window-font-color="true" loext:opacity="0%" style:text-position="0% 100%" fo:language="uk" fo:country="UA" officeooo:rsid="0021d54f" style:font-name-asian="Symbol1" style:font-name-complex="Times New Roman1" style:language-complex="ar" style:country-complex="SA"/>
    </style:style>
    <style:style style:name="T56" style:family="text">
      <style:text-properties style:use-window-font-color="true" loext:opacity="0%" style:text-position="0% 100%" fo:language="uk" fo:country="UA" officeooo:rsid="00260e85" style:font-name-asian="Symbol1" style:font-name-complex="Times New Roman1" style:language-complex="ar" style:country-complex="SA"/>
    </style:style>
    <style:style style:name="T57" style:family="text">
      <style:text-properties style:use-window-font-color="true" loext:opacity="0%" style:text-position="0% 100%" fo:language="uk" fo:country="UA" officeooo:rsid="0027659f" style:font-name-asian="Symbol1" style:font-name-complex="Times New Roman1" style:language-complex="ar" style:country-complex="SA"/>
    </style:style>
    <style:style style:name="T58" style:family="text">
      <style:text-properties style:use-window-font-color="true" loext:opacity="0%" style:text-position="0% 100%" fo:language="uk" fo:country="UA" officeooo:rsid="00523259" style:font-name-asian="Symbol1" style:font-name-complex="Times New Roman1" style:language-complex="ar" style:country-complex="SA"/>
    </style:style>
    <style:style style:name="T59" style:family="text">
      <style:text-properties style:use-window-font-color="true" loext:opacity="0%" style:text-position="0% 100%" fo:language="uk" fo:country="UA" officeooo:rsid="0015a3a6" style:font-name-asian="Symbol1" style:font-name-complex="Times New Roman1" style:language-complex="ar" style:country-complex="SA"/>
    </style:style>
    <style:style style:name="T60" style:family="text">
      <style:text-properties style:use-window-font-color="true" loext:opacity="0%" style:text-position="0% 100%" fo:language="uk" fo:country="UA" officeooo:rsid="00113f11" style:font-name-asian="Symbol1" style:font-name-complex="Times New Roman1" style:language-complex="ar" style:country-complex="SA"/>
    </style:style>
    <style:style style:name="T61" style:family="text">
      <style:text-properties style:use-window-font-color="true" loext:opacity="0%" style:text-position="0% 100%" fo:language="uk" fo:country="UA" officeooo:rsid="00133909" style:font-name-asian="Symbol1" style:font-name-complex="Times New Roman1" style:language-complex="ar" style:country-complex="SA"/>
    </style:style>
    <style:style style:name="T62" style:family="text">
      <style:text-properties style:use-window-font-color="true" loext:opacity="0%" style:text-position="0% 100%" fo:language="uk" fo:country="UA" officeooo:rsid="00113f11" style:font-name-asian="Symbol1" style:font-name-complex="Symbol1" style:language-complex="ar" style:country-complex="SA"/>
    </style:style>
    <style:style style:name="T63" style:family="text">
      <style:text-properties style:use-window-font-color="true" loext:opacity="0%" style:text-position="0% 100%" fo:language="uk" fo:country="UA" officeooo:rsid="004d7ed9" style:font-name-asian="Symbol1" style:font-name-complex="Symbol1" style:language-complex="ar" style:country-complex="SA"/>
    </style:style>
    <style:style style:name="T64" style:family="text">
      <style:text-properties style:use-window-font-color="true" loext:opacity="0%" style:text-position="0% 100%" fo:language="uk" fo:country="UA" officeooo:rsid="001bb99b" style:font-name-asian="Symbol" style:font-name-complex="Symbol" style:language-complex="ar" style:country-complex="SA"/>
    </style:style>
    <style:style style:name="T65" style:family="text">
      <style:text-properties style:use-window-font-color="true" loext:opacity="0%" style:text-position="0% 100%" fo:language="uk" fo:country="UA" officeooo:rsid="00209f49" style:font-name-asian="Symbol" style:font-name-complex="Symbol" style:language-complex="ar" style:country-complex="SA"/>
    </style:style>
    <style:style style:name="T66" style:family="text">
      <style:text-properties style:use-window-font-color="true" loext:opacity="0%" style:text-position="0% 100%" fo:language="uk" fo:country="UA" officeooo:rsid="00113f11" style:font-name-asian="Calibri" style:font-name-complex="Times New Roman1" style:language-complex="ar" style:country-complex="SA"/>
    </style:style>
    <style:style style:name="T67" style:family="text">
      <style:text-properties style:use-window-font-color="true" loext:opacity="0%" style:text-position="0% 100%" style:font-name-asian="Times New Roman" style:font-name-complex="Times New Roman"/>
    </style:style>
    <style:style style:name="T68" style:family="text">
      <style:text-properties style:use-window-font-color="true" loext:opacity="0%" style:text-position="0% 100%" officeooo:rsid="00226033" style:font-name-asian="Times New Roman" style:font-name-complex="Times New Roman"/>
    </style:style>
    <style:style style:name="T69" style:family="text">
      <style:text-properties style:use-window-font-color="true" loext:opacity="0%" style:text-position="0% 100%" officeooo:rsid="0023fb3a" style:font-name-asian="Times New Roman" style:font-name-complex="Times New Roman"/>
    </style:style>
    <style:style style:name="T70" style:family="text">
      <style:text-properties style:use-window-font-color="true" loext:opacity="0%" style:text-position="0% 100%" officeooo:rsid="00259524" style:font-name-asian="Times New Roman" style:font-name-complex="Times New Roman"/>
    </style:style>
    <style:style style:name="T71" style:family="text">
      <style:text-properties style:use-window-font-color="true" loext:opacity="0%" style:text-position="sub 58%" style:font-name="Times New Roman1" fo:language="uk" fo:country="UA" officeooo:rsid="004614f5" style:font-name-asian="Calibri" style:font-name-complex="Times New Roman1" style:language-complex="ar" style:country-complex="SA"/>
    </style:style>
    <style:style style:name="T72" style:family="text">
      <style:text-properties style:use-window-font-color="true" loext:opacity="0%" style:text-position="sub 58%" officeooo:rsid="001bb99b" style:font-name-asian="Symbol1" style:font-name-complex="Times New Roman1"/>
    </style:style>
    <style:style style:name="T73" style:family="text">
      <style:text-properties style:use-window-font-color="true" loext:opacity="0%" style:text-position="sub 58%" officeooo:rsid="001bb99b" style:font-name-asian="Symbol1"/>
    </style:style>
    <style:style style:name="T74" style:family="text">
      <style:text-properties style:use-window-font-color="true" loext:opacity="0%" style:text-position="sub 58%" fo:language="uk" fo:country="UA" officeooo:rsid="001bb99b" style:font-name-asian="Symbol1" style:font-name-complex="Times New Roman1" style:language-complex="ar" style:country-complex="SA"/>
    </style:style>
    <style:style style:name="T75" style:family="text">
      <style:text-properties style:use-window-font-color="true" loext:opacity="0%" style:text-position="sub 58%" fo:language="uk" fo:country="UA" officeooo:rsid="001d1f55" style:font-name-asian="Symbol1" style:font-name-complex="Times New Roman1" style:language-complex="ar" style:country-complex="SA"/>
    </style:style>
    <style:style style:name="T76" style:family="text">
      <style:text-properties style:use-window-font-color="true" loext:opacity="0%" style:text-position="sub 58%" fo:language="uk" fo:country="UA" officeooo:rsid="0021d54f" style:font-name-asian="Symbol1" style:font-name-complex="Times New Roman1" style:language-complex="ar" style:country-complex="SA"/>
    </style:style>
    <style:style style:name="T77" style:family="text">
      <style:text-properties style:use-window-font-color="true" loext:opacity="0%" style:text-position="super 58%" fo:language="uk" fo:country="UA" officeooo:rsid="0021d54f" style:font-name-asian="Symbol1" style:font-name-complex="Times New Roman1" style:language-complex="ar" style:country-complex="SA"/>
    </style:style>
    <style:style style:name="T78" style:family="text">
      <style:text-properties style:use-window-font-color="true" loext:opacity="0%" style:text-position="super 58%" officeooo:rsid="00226033" style:font-name-asian="Times New Roman" style:font-name-complex="Times New Roman"/>
    </style:style>
    <style:style style:name="T79" style:family="text">
      <style:text-properties style:use-window-font-color="true" loext:opacity="0%" officeooo:rsid="001f6207" style:font-name-asian="Calibri" style:font-name-complex="Times New Roman1"/>
    </style:style>
    <style:style style:name="T80" style:family="text">
      <style:text-properties style:use-window-font-color="true" loext:opacity="0%" officeooo:rsid="00523259" style:font-name-asian="Calibri" style:font-name-complex="Times New Roman1"/>
    </style:style>
    <style:style style:name="T81" style:family="text">
      <style:text-properties style:use-window-font-color="true" loext:opacity="0%" style:font-name="Times New Roman1" fo:language="uk" fo:country="UA" officeooo:rsid="0046a35e" style:font-name-asian="Calibri" style:font-name-complex="Times New Roman1" style:language-complex="ar" style:country-complex="SA"/>
    </style:style>
    <style:style style:name="T82" style:family="text">
      <style:text-properties style:use-window-font-color="true" loext:opacity="0%" style:font-name="Times New Roman1" fo:language="uk" fo:country="UA" officeooo:rsid="003af8b7" style:font-name-asian="Calibri" style:font-name-complex="Times New Roman1" style:language-complex="ar" style:country-complex="SA"/>
    </style:style>
    <style:style style:name="T83" style:family="text">
      <style:text-properties fo:font-variant="normal" fo:text-transform="none" fo:letter-spacing="normal" fo:font-style="normal" fo:font-weight="normal" loext:padding="0in" loext:border="none"/>
    </style:style>
    <style:style style:name="T84" style:family="text">
      <style:text-properties fo:font-variant="normal" fo:text-transform="none" fo:letter-spacing="normal" fo:font-style="normal" fo:font-weight="normal" officeooo:rsid="0019ccc0" loext:padding="0in" loext:border="none"/>
    </style:style>
    <style:style style:name="T85" style:family="text">
      <style:text-properties fo:font-variant="normal" fo:text-transform="none" fo:letter-spacing="normal" fo:font-style="normal" fo:font-weight="normal" style:font-name-asian="Symbol" style:font-name-complex="Symbol" loext:padding="0in" loext:border="none"/>
    </style:style>
    <style:style style:name="T86" style:family="text">
      <style:text-properties fo:font-variant="normal" fo:text-transform="none" fo:letter-spacing="normal" fo:font-style="normal" fo:font-weight="normal" officeooo:rsid="0016bcc7" loext:padding="0in" loext:border="none"/>
    </style:style>
    <style:style style:name="T87" style:family="text">
      <style:text-properties fo:font-variant="normal" fo:text-transform="none" fo:letter-spacing="normal" fo:font-style="normal" fo:font-weight="normal" style:font-name-complex="Times New Roman1" loext:padding="0in" loext:border="none"/>
    </style:style>
    <style:style style:name="T88" style:family="text">
      <style:text-properties fo:font-variant="normal" fo:text-transform="none" fo:letter-spacing="normal" fo:font-style="normal" fo:font-weight="normal" officeooo:rsid="0018956b" style:font-name-complex="Times New Roman1" loext:padding="0in" loext:border="none"/>
    </style:style>
    <style:style style:name="T89" style:family="text">
      <style:text-properties fo:font-variant="normal" fo:text-transform="none" fo:letter-spacing="normal" fo:font-style="normal" fo:font-weight="normal" officeooo:rsid="00523259" style:font-name-complex="Times New Roman1" loext:padding="0in" loext:border="none"/>
    </style:style>
    <style:style style:name="T90" style:family="text">
      <style:text-properties fo:font-variant="normal" fo:text-transform="none" fo:letter-spacing="normal" fo:font-style="normal" fo:font-weight="normal" officeooo:rsid="00523259" loext:padding="0in" loext:border="none"/>
    </style:style>
    <style:style style:name="T91" style:family="text">
      <style:text-properties fo:font-variant="normal" fo:text-transform="none" style:text-position="0% 100%" fo:letter-spacing="normal" fo:font-style="normal" fo:font-weight="normal" officeooo:rsid="0019ccc0" style:font-name-asian="Symbol1" style:font-name-complex="Times New Roman1" loext:padding="0in" loext:border="none"/>
    </style:style>
    <style:style style:name="T92" style:family="text">
      <style:text-properties fo:font-variant="normal" fo:text-transform="none" style:text-position="0% 100%" fo:letter-spacing="normal" fo:font-style="normal" fo:font-weight="normal" officeooo:rsid="0015a3a6" style:font-name-asian="Symbol1" style:font-name-complex="Times New Roman1" loext:padding="0in" loext:border="none"/>
    </style:style>
    <style:style style:name="T93" style:family="text">
      <style:text-properties fo:font-variant="normal" fo:text-transform="none" style:text-position="0% 100%" fo:letter-spacing="normal" fo:font-style="normal" fo:font-weight="normal" officeooo:rsid="0018956b" style:font-name-asian="Symbol1" style:font-name-complex="Times New Roman1" loext:padding="0in" loext:border="none"/>
    </style:style>
    <style:style style:name="T94" style:family="text">
      <style:text-properties fo:font-variant="normal" fo:text-transform="none" style:text-position="0% 100%" fo:letter-spacing="normal" fo:font-style="normal" fo:font-weight="normal" officeooo:rsid="001d1f55" style:font-name-asian="Symbol1" style:font-name-complex="Times New Roman1" loext:padding="0in" loext:border="none"/>
    </style:style>
    <style:style style:name="T95" style:family="text">
      <style:text-properties fo:font-variant="normal" fo:text-transform="none" style:text-position="0% 100%" fo:letter-spacing="normal" fo:font-style="normal" fo:font-weight="normal" officeooo:rsid="00523259" style:font-name-asian="Symbol1" style:font-name-complex="Times New Roman1" loext:padding="0in" loext:border="none"/>
    </style:style>
    <style:style style:name="T96" style:family="text">
      <style:text-properties fo:font-variant="normal" fo:text-transform="none" style:text-position="0% 100%" fo:letter-spacing="normal" fo:font-style="normal" fo:font-weight="normal" officeooo:rsid="0019ccc0" style:font-name-asian="Symbol" style:font-name-complex="Symbol" loext:padding="0in" loext:border="none"/>
    </style:style>
    <style:style style:name="T97" style:family="text">
      <style:text-properties fo:font-variant="normal" fo:text-transform="none" style:use-window-font-color="true" loext:opacity="0%" fo:letter-spacing="normal" fo:font-style="normal" fo:font-weight="normal" officeooo:rsid="0018956b" style:font-name-asian="Calibri" style:font-name-complex="Times New Roman1" loext:padding="0in" loext:border="none"/>
    </style:style>
    <style:style style:name="T98" style:family="text">
      <style:text-properties fo:font-variant="normal" fo:text-transform="none" style:use-window-font-color="true" loext:opacity="0%" fo:letter-spacing="normal" fo:font-style="normal" fo:font-weight="normal" officeooo:rsid="0019ccc0" style:font-name-asian="Calibri" style:font-name-complex="Times New Roman1" loext:padding="0in" loext:border="none"/>
    </style:style>
    <style:style style:name="T99" style:family="text">
      <style:text-properties fo:font-variant="normal" fo:text-transform="none" style:use-window-font-color="true" loext:opacity="0%" style:text-position="0% 100%" fo:letter-spacing="normal" fo:font-style="normal" fo:font-weight="normal" officeooo:rsid="0018956b" style:font-name-asian="Calibri" style:font-name-complex="Times New Roman1" loext:padding="0in" loext:border="none"/>
    </style:style>
    <style:style style:name="T100" style:family="text">
      <style:text-properties fo:font-variant="normal" fo:text-transform="none" style:use-window-font-color="true" loext:opacity="0%" style:text-position="0% 100%" fo:letter-spacing="normal" fo:font-style="normal" fo:font-weight="normal" officeooo:rsid="0033feb7" style:font-name-asian="Calibri" style:font-name-complex="Times New Roman1" loext:padding="0in" loext:border="none"/>
    </style:style>
    <style:style style:name="T101" style:family="text">
      <style:text-properties fo:font-variant="normal" fo:text-transform="none" style:use-window-font-color="true" loext:opacity="0%" style:text-position="0% 100%" fo:letter-spacing="normal" fo:font-style="normal" fo:font-weight="normal" officeooo:rsid="001bb99b" style:font-name-asian="Symbol1" style:font-name-complex="Times New Roman1" loext:padding="0in" loext:border="none"/>
    </style:style>
    <style:style style:name="T102" style:family="text">
      <style:text-properties fo:font-variant="normal" fo:text-transform="none" style:use-window-font-color="true" loext:opacity="0%" style:text-position="0% 100%" fo:letter-spacing="normal" fo:font-style="normal" fo:font-weight="normal" officeooo:rsid="0019ccc0" style:font-name-asian="Symbol1" style:font-name-complex="Times New Roman1" loext:padding="0in" loext:border="none"/>
    </style:style>
    <style:style style:name="T103" style:family="text">
      <style:text-properties fo:font-variant="normal" fo:text-transform="none" style:use-window-font-color="true" loext:opacity="0%" style:text-position="0% 100%" fo:letter-spacing="normal" fo:font-style="normal" fo:font-weight="normal" officeooo:rsid="001d1f55" style:font-name-asian="Symbol1" style:font-name-complex="Times New Roman1" loext:padding="0in" loext:border="none"/>
    </style:style>
    <style:style style:name="T104" style:family="text">
      <style:text-properties fo:font-variant="normal" fo:text-transform="none" style:use-window-font-color="true" loext:opacity="0%" style:text-position="0% 100%" fo:letter-spacing="normal" fo:font-style="normal" fo:font-weight="normal" officeooo:rsid="00226033" style:font-name-asian="Symbol1" style:font-name-complex="Times New Roman1" loext:padding="0in" loext:border="none"/>
    </style:style>
    <style:style style:name="T105" style:family="text">
      <style:text-properties fo:font-variant="normal" fo:text-transform="none" style:use-window-font-color="true" loext:opacity="0%" style:text-position="0% 100%" fo:letter-spacing="normal" fo:font-style="normal" fo:font-weight="normal" officeooo:rsid="00145be7" style:font-name-asian="Symbol1" style:font-name-complex="Times New Roman1" loext:padding="0in" loext:border="none"/>
    </style:style>
    <style:style style:name="T106" style:family="text">
      <style:text-properties fo:font-variant="normal" fo:text-transform="none" style:use-window-font-color="true" loext:opacity="0%" style:text-position="0% 100%" fo:letter-spacing="normal" fo:font-style="normal" fo:font-weight="normal" officeooo:rsid="00152284" style:font-name-asian="Symbol1" style:font-name-complex="Times New Roman1" loext:padding="0in" loext:border="none"/>
    </style:style>
    <style:style style:name="T107" style:family="text">
      <style:text-properties fo:font-variant="normal" fo:text-transform="none" style:use-window-font-color="true" loext:opacity="0%" style:text-position="0% 100%" fo:letter-spacing="normal" fo:font-style="normal" fo:font-weight="normal" officeooo:rsid="0015a3a6" style:font-name-asian="Symbol1" style:font-name-complex="Times New Roman1" loext:padding="0in" loext:border="none"/>
    </style:style>
    <style:style style:name="T108" style:family="text">
      <style:text-properties fo:font-variant="normal" fo:text-transform="none" style:use-window-font-color="true" loext:opacity="0%" style:text-position="0% 100%" fo:letter-spacing="normal" fo:font-style="normal" fo:font-weight="normal" officeooo:rsid="00523259" style:font-name-asian="Symbol1" style:font-name-complex="Times New Roman1" loext:padding="0in" loext:border="none"/>
    </style:style>
    <style:style style:name="T109" style:family="text">
      <style:text-properties fo:font-variant="normal" fo:text-transform="none" style:use-window-font-color="true" loext:opacity="0%" style:text-position="0% 100%" fo:letter-spacing="normal" fo:font-style="normal" fo:font-weight="normal" officeooo:rsid="001bb99b" style:font-name-asian="Symbol" style:font-name-complex="Symbol" loext:padding="0in" loext:border="none"/>
    </style:style>
    <style:style style:name="T110" style:family="text">
      <style:text-properties fo:font-variant="normal" fo:text-transform="none" style:use-window-font-color="true" loext:opacity="0%" style:text-position="0% 100%" fo:letter-spacing="normal" fo:font-style="normal" fo:font-weight="normal" officeooo:rsid="001d1f55" style:font-name-asian="Symbol" style:font-name-complex="Symbol" loext:padding="0in" loext:border="none"/>
    </style:style>
    <style:style style:name="T111" style:family="text">
      <style:text-properties fo:font-variant="normal" fo:text-transform="none" style:use-window-font-color="true" loext:opacity="0%" style:text-position="0% 100%" fo:letter-spacing="normal" fo:font-style="normal" fo:font-weight="normal" officeooo:rsid="00145be7" style:font-name-asian="Symbol" style:font-name-complex="Symbol" loext:padding="0in" loext:border="none"/>
    </style:style>
    <style:style style:name="T112" style:family="text">
      <style:text-properties fo:font-variant="normal" fo:text-transform="none" style:use-window-font-color="true" loext:opacity="0%" style:text-position="sub 58%" fo:letter-spacing="normal" fo:font-style="normal" fo:font-weight="normal" officeooo:rsid="001bb99b" style:font-name-asian="Symbol1" style:font-name-complex="Times New Roman1" loext:padding="0in" loext:border="none"/>
    </style:style>
    <style:style style:name="T113" style:family="text">
      <style:text-properties fo:font-variant="normal" fo:text-transform="none" style:use-window-font-color="true" loext:opacity="0%" style:text-position="sub 58%" fo:letter-spacing="normal" fo:font-style="normal" fo:font-weight="normal" officeooo:rsid="001d1f55" style:font-name-asian="Symbol1" style:font-name-complex="Times New Roman1" loext:padding="0in" loext:border="none"/>
    </style:style>
    <style:style style:name="T114" style:family="text">
      <style:text-properties fo:font-variant="normal" fo:text-transform="none" style:use-window-font-color="true" loext:opacity="0%" style:text-position="sub 58%" fo:letter-spacing="normal" fo:font-style="normal" fo:font-weight="normal" officeooo:rsid="00145be7" style:font-name-asian="Symbol1" style:font-name-complex="Times New Roman1" loext:padding="0in" loext:border="none"/>
    </style:style>
    <style:style style:name="T115" style:family="text">
      <style:text-properties fo:font-variant="normal" fo:text-transform="none" style:use-window-font-color="true" loext:opacity="0%" style:text-position="super 58%" fo:letter-spacing="normal" fo:font-style="normal" fo:font-weight="normal" officeooo:rsid="001d1f55" style:font-name-asian="Symbol1" style:font-name-complex="Times New Roman1" loext:padding="0in" loext:border="none"/>
    </style:style>
    <style:style style:name="T116" style:family="text">
      <style:text-properties fo:font-variant="normal" fo:text-transform="none" style:text-position="super 58%" fo:letter-spacing="normal" fo:font-style="normal" fo:font-weight="normal" officeooo:rsid="001d1f55" style:font-name-asian="Symbol1" style:font-name-complex="Times New Roman1" loext:padding="0in" loext:border="none"/>
    </style:style>
    <style:style style:name="T117" style:family="text">
      <style:text-properties style:font-name-complex="Times New Roman1"/>
    </style:style>
    <style:style style:name="T118" style:family="text">
      <style:text-properties officeooo:rsid="000d5c2d" style:font-name-complex="Times New Roman1"/>
    </style:style>
    <style:style style:name="T119" style:family="text">
      <style:text-properties officeooo:rsid="00067e84" style:font-name-complex="Times New Roman1"/>
    </style:style>
    <style:style style:name="T120" style:family="text">
      <style:text-properties officeooo:rsid="001e28a3" style:font-name-complex="Times New Roman1"/>
    </style:style>
    <style:style style:name="T121" style:family="text">
      <style:text-properties officeooo:rsid="001f6207" style:font-name-complex="Times New Roman1"/>
    </style:style>
    <style:style style:name="T122" style:family="text">
      <style:text-properties officeooo:rsid="00416bb5" style:font-name-complex="Times New Roman1"/>
    </style:style>
    <style:style style:name="T123" style:family="text">
      <style:text-properties officeooo:rsid="0042a66a" style:font-name-complex="Times New Roman1"/>
    </style:style>
    <style:style style:name="T124" style:family="text">
      <style:text-properties officeooo:rsid="0003347c" style:font-name-asian="Symbola" style:font-name-complex="Symbola"/>
    </style:style>
    <style:style style:name="T125" style:family="text">
      <style:text-properties officeooo:rsid="0004d113" style:font-name-asian="Symbola" style:font-name-complex="Symbola"/>
    </style:style>
    <style:style style:name="T126" style:family="text">
      <style:text-properties officeooo:rsid="00067e84" style:font-name-asian="Symbola" style:font-name-complex="Symbola"/>
    </style:style>
    <style:style style:name="T127" style:family="text">
      <style:text-properties officeooo:rsid="0006f533" style:font-name-asian="Symbola" style:font-name-complex="Symbola"/>
    </style:style>
    <style:style style:name="T128" style:family="text">
      <style:text-properties officeooo:rsid="0006f533" style:font-name-asian="Times New Roman" style:font-name-complex="Times New Roman"/>
    </style:style>
    <style:style style:name="T129" style:family="text">
      <style:text-properties style:text-line-through-style="none" style:text-line-through-type="none" style:font-name-complex="Times New Roman1"/>
    </style:style>
    <style:style style:name="T130" style:family="text">
      <style:text-properties style:text-line-through-style="none" style:text-line-through-type="none" officeooo:rsid="00020fd0" style:font-name-asian="Symbola" style:font-name-complex="Symbola"/>
    </style:style>
    <style:style style:name="T131" style:family="text">
      <style:text-properties style:font-name="Times New Roman1" fo:language="uk" fo:country="UA" style:font-name-complex="Times New Roman1" style:language-complex="ar" style:country-complex="SA"/>
    </style:style>
    <style:style style:name="T132" style:family="text">
      <style:text-properties style:font-name="Times New Roman1" fo:language="uk" fo:country="UA" style:font-name-asian="Symbol" style:font-name-complex="Symbol" style:language-complex="ar" style:country-complex="SA"/>
    </style:style>
    <style:style style:name="T133" style:family="text">
      <style:text-properties officeooo:rsid="004953fd"/>
    </style:style>
    <style:style style:name="T134" style:family="text">
      <style:text-properties officeooo:rsid="00523259"/>
    </style:style>
    <style:style style:name="T135" style:family="text">
      <style:text-properties officeooo:rsid="0053c09e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/>
      <text:p text:style-name="P2">Варіант №<text:span text:style-name="T135">26</text:span></text:p>
      <text:p text:style-name="P2"/>
      <text:p text:style-name="P2">1) Які з наведених співвідношень є правильними?</text:p>
      <text:list xml:id="list1141086751" text:style-name="L1">
        <text:list-item>
          <text:p text:style-name="P54">|{⊘}| = 0;</text:p>
        </text:list-item>
        <text:list-item>
          <text:p text:style-name="P51">{1, 2, 3} = {1, 3, 2}; <text:s/></text:p>
        </text:list-item>
        <text:list-item>
          <text:p text:style-name="P52"><text:span text:style-name="T129">{2}</text:span><text:span text:style-name="T130">⊆</text:span><text:span text:style-name="T129">{1, {2}}</text:span><text:span text:style-name="T117">; <text:s/></text:span></text:p>
        </text:list-item>
        <text:list-item>
          <text:p text:style-name="P52"><text:span text:style-name="T117">{</text:span><text:span text:style-name="T23">⊘</text:span><text:span text:style-name="T117">}</text:span><text:span text:style-name="T23">∈</text:span><text:span text:style-name="T117">{1, {2}}; <text:s/></text:span></text:p>
        </text:list-item>
        <text:list-item>
          <text:p text:style-name="P52"><text:span text:style-name="T117">{2}</text:span><text:span text:style-name="T23">∈</text:span><text:span text:style-name="T117">{1, {2}}; <text:s/></text:span></text:p>
        </text:list-item>
        <text:list-item>
          <text:p text:style-name="P53"><text:span text:style-name="T23">⊘∈</text:span><text:span text:style-name="T117">{1, {2}}; <text:s/></text:span></text:p>
        </text:list-item>
        <text:list-item>
          <text:p text:style-name="P52"><text:span text:style-name="T117">{1}</text:span><text:span text:style-name="T23">∈</text:span><text:span text:style-name="T117">{1, {2}}; <text:s/></text:span></text:p>
        </text:list-item>
        <text:list-item>
          <text:p text:style-name="P52"><text:span text:style-name="T117">{1}</text:span><text:span text:style-name="T23">⊆</text:span><text:span text:style-name="T117">{1, {2}}; <text:s/></text:span></text:p>
        </text:list-item>
        <text:list-item>
          <text:p text:style-name="P52"><text:span text:style-name="T124">⊘</text:span><text:span text:style-name="T23">⊆</text:span><text:span text:style-name="T117">{1, {2}}; <text:s/></text:span></text:p>
        </text:list-item>
        <text:list-item>
          <text:p text:style-name="P52"><text:span text:style-name="T117">{</text:span><text:span text:style-name="T23">⊘</text:span><text:span text:style-name="T117">}</text:span><text:span text:style-name="T23">⊆</text:span><text:span text:style-name="T117">{1, {2}}; <text:s/></text:span></text:p>
        </text:list-item>
        <text:list-item>
          <text:p text:style-name="P52"><text:span text:style-name="T117">{1, {2}}</text:span><text:span text:style-name="T118">=</text:span><text:span text:style-name="T117">{</text:span><text:span text:style-name="T23">⊘</text:span><text:span text:style-name="T117">, 1, {2}}.</text:span></text:p>
        </text:list-item>
        <text:list-item>
          <text:p text:style-name="P55">{1, 2, 3} = {{1, 2}, {2, 3}};</text:p>
        </text:list-item>
      </text:list>
      <text:p text:style-name="P48"/>
      <text:p text:style-name="P13"><text:span text:style-name="T117">2) Для заданої множини A = {</text:span><text:span text:style-name="T23">⊘</text:span><text:span text:style-name="T117">, {</text:span><text:span text:style-name="T122">h</text:span><text:span text:style-name="T117">, </text:span><text:span text:style-name="T122">j</text:span><text:span text:style-name="T117">}} побудувати булеан </text:span><text:span text:style-name="T24">β</text:span><text:span text:style-name="T117">(A) множини A.</text:span></text:p>
      <text:p text:style-name="P3"/>
      <text:p text:style-name="P14"><text:span text:style-name="T117">3) Нехай A={1, </text:span><text:span text:style-name="T123">2</text:span><text:span text:style-name="T117">, </text:span><text:span text:style-name="T123">4</text:span><text:span text:style-name="T117">, 6}, B={</text:span><text:span text:style-name="T123">2</text:span><text:span text:style-name="T117">, 6, 7}. Знайти A</text:span><text:span text:style-name="T125">⋂</text:span><text:span text:style-name="T117">B, A</text:span><text:span text:style-name="T125">⋃</text:span><text:span text:style-name="T117">B, В\А, A\B, A</text:span><text:span text:style-name="T125">∇</text:span><text:span text:style-name="T117">B, де </text:span><text:span text:style-name="T23">∇</text:span><text:span text:style-name="T117"> - симетрична різниця.</text:span></text:p>
      <text:p text:style-name="P1"/>
      <text:p text:style-name="P13"><text:span text:style-name="T117">4) Довести, що </text:span><text:span text:style-name="T23">β</text:span><text:span text:style-name="T117">(A</text:span><text:span text:style-name="T23">⋂</text:span><text:span text:style-name="T117">C) = </text:span><text:span text:style-name="T23">β</text:span><text:span text:style-name="T117">(A) </text:span><text:span text:style-name="T23">⋂</text:span><text:span text:style-name="T117"> </text:span><text:span text:style-name="T23">β</text:span><text:span text:style-name="T117">(C), де </text:span><text:span text:style-name="T23">β</text:span><text:span text:style-name="T117">(X) - булеан множини X.</text:span></text:p>
      <text:p text:style-name="P1"/>
      <text:p text:style-name="P1">5) Довести наведені нижче рівності шляхом тотожних перетворень:</text:p>
      <text:p text:style-name="P15"><text:span text:style-name="T117">(а) A </text:span><text:span text:style-name="T23">⋃ </text:span><text:span text:style-name="T117">(А </text:span><text:span text:style-name="T23">⋂ </text:span><text:span text:style-name="T117">В) = А; <text:s/></text:span></text:p>
      <text:p text:style-name="P15"><text:span text:style-name="T119">(б) <text:s/>(A </text:span><text:span text:style-name="T25">⋂</text:span><text:span text:style-name="T119"> B) ⋃ (А </text:span><text:span text:style-name="T25">⋂</text:span><text:span text:style-name="T126"> </text:span><text:span text:style-name="T119">В </text:span><text:span text:style-name="T25">⋂ </text:span><text:span text:style-name="T26">C</text:span><text:span text:style-name="T119">) ⋃ (A </text:span><text:span text:style-name="T25">⋂</text:span><text:span text:style-name="T119"> B </text:span><text:span text:style-name="T25">⋂ </text:span><text:span text:style-name="T26">D</text:span><text:span text:style-name="T119">) = A </text:span><text:span text:style-name="T25">⋂</text:span><text:span text:style-name="T119"> B.</text:span></text:p>
      <text:p text:style-name="P1"/>
      <text:p text:style-name="P13"><text:span text:style-name="T117">6) Довести, що не можна виразити операцію ⋃ через операції \ та </text:span><text:span text:style-name="T23">⋂</text:span><text:span text:style-name="T117">.</text:span></text:p>
      <text:p text:style-name="P1"/>
      <text:p text:style-name="P4">7) Нехай на множині М = {1, 2, 3, 4} задані відношення:</text:p>
      <text:p text:style-name="P16"><text:span text:style-name="T117">R</text:span><text:span text:style-name="T5">1</text:span><text:span text:style-name="T117">={(1,1), (2,2), (3,3), (4,4), (2,3), (2,4), (3,1), (4,1)}; </text:span></text:p>
      <text:p text:style-name="P16"><text:span text:style-name="T117">R</text:span><text:span text:style-name="T5">2</text:span><text:span text:style-name="T117"> = {(1,2), (1,3), (1,4), (2,1), (3,1), (3, 3), (4, 1)}; </text:span></text:p>
      <text:p text:style-name="P44"><text:span text:style-name="T131">R</text:span><text:span text:style-name="T71">3</text:span><text:span text:style-name="T6"> </text:span><text:span text:style-name="T131">= {(1, 2), (1, 3), (2, 3), (2, 4), (4, 1), (4, 3)};</text:span></text:p>
      <text:p text:style-name="P17"><text:span text:style-name="T117">R</text:span><text:span text:style-name="T3">4</text:span><text:span text:style-name="T117"> = {(1, 1), (2, 2), (3, 3), (4, 4), (1, 3), (2, 4), (3, 1), (4, 2)}; </text:span></text:p>
      <text:p text:style-name="P13"><text:span text:style-name="T117">R</text:span><text:span text:style-name="T3">5</text:span><text:span text:style-name="T117"> = {(1, 1), (1, 2), (1, 4), (2, 2), (2, 4), (3, 3), (3, 4), (4, 2), (4, 3), (4, 4)}.</text:span></text:p>
      <text:p text:style-name="P5">Визначити, які з цих відношень: </text:p>
      <text:p text:style-name="P5">(а) рефлексивні; (б) антирефлексивні; (в) не рефлексивні; </text:p>
      <text:p text:style-name="P1">(г) симетричні; (д) антисиметричні; (е) не симетричні; (є) транзитивні.</text:p>
      <text:p text:style-name="P1"/>
      <text:p text:style-name="P13"><text:span text:style-name="T117">8) Довести, що (A\B)</text:span><text:span text:style-name="T127">⨯</text:span><text:span text:style-name="T117">С=(A</text:span><text:span text:style-name="T23">⨯</text:span><text:span text:style-name="T117">С)\(B</text:span><text:span text:style-name="T23">⨯</text:span><text:span text:style-name="T117">С).</text:span></text:p>
      <text:p text:style-name="P6"/>
      <text:p text:style-name="P18"><text:span text:style-name="T117">9) Для відношень R</text:span><text:span text:style-name="T3">1</text:span><text:span text:style-name="T117"> і R</text:span><text:span text:style-name="T3">2</text:span><text:span text:style-name="T117"> таких, що R</text:span><text:span text:style-name="T3">1</text:span><text:span text:style-name="T23">⊆</text:span><text:span text:style-name="T117">R</text:span><text:span text:style-name="T3">2</text:span><text:span text:style-name="T117"> довести, що R</text:span><text:span text:style-name="T3">1</text:span><text:span text:style-name="T19">○</text:span><text:span text:style-name="T117">Q </text:span><text:span text:style-name="T23">⊆</text:span><text:span text:style-name="T117"> R</text:span><text:span text:style-name="T3">2</text:span><text:span text:style-name="T23">○</text:span><text:span text:style-name="T117">Q, де Q – довільне відношення.</text:span></text:p>
      <text:p text:style-name="P1"/>
      <text:p text:style-name="P13"><text:span text:style-name="T117">10) Довести, що композиція R</text:span><text:span text:style-name="T3">1</text:span><text:span text:style-name="T23">○</text:span><text:span text:style-name="T117">R</text:span><text:span text:style-name="T3">2</text:span><text:span text:style-name="T117"> симетричних відношень R</text:span><text:span text:style-name="T3">1</text:span><text:span text:style-name="T117"> і R</text:span><text:span text:style-name="T3">2</text:span><text:span text:style-name="T117"> буде симетричним відношенням тоді і тільки тоді, коли R</text:span><text:span text:style-name="T3">1</text:span><text:span text:style-name="T23">○</text:span><text:span text:style-name="T117">R</text:span><text:span text:style-name="T3">2</text:span><text:span text:style-name="T117"> = R</text:span><text:span text:style-name="T3">2</text:span><text:span text:style-name="T23">○</text:span><text:span text:style-name="T117">R</text:span><text:span text:style-name="T3">1</text:span><text:span text:style-name="T117">.</text:span></text:p>
      <text:p text:style-name="P1"/>
      <text:p text:style-name="P19"><text:span text:style-name="T117">11) В</text:span><text:span text:style-name="T120">ід</text:span><text:span text:style-name="T117">ношення R</text:span><text:span text:style-name="T8">+</text:span><text:span text:style-name="T117"> назива</text:span><text:span text:style-name="T120">є</text:span><text:span text:style-name="T117">ться транзитивн</text:span><text:span text:style-name="T120">и</text:span><text:span text:style-name="T117">м зам</text:span><text:span text:style-name="T120">и</text:span><text:span text:style-name="T117">кан</text:span><text:span text:style-name="T120">н</text:span><text:span text:style-name="T117">ям в</text:span><text:span text:style-name="T120">ід</text:span><text:span text:style-name="T117">ношення </text:span><text:span text:style-name="T120">R</text:span><text:span text:style-name="T117"> на М, якщо </text:span><text:span text:style-name="T120">a</text:span><text:span text:style-name="T117">R</text:span><text:span text:style-name="T8">+</text:span><text:span text:style-name="T20">b</text:span><text:span text:style-name="T117">, </text:span><text:span text:style-name="T120">де </text:span><text:span text:style-name="T117">а, </text:span><text:span text:style-name="T120">b</text:span><text:span text:style-name="T117"> </text:span><text:span text:style-name="T23">∈</text:span><text:span text:style-name="T117">М, тод</text:span><text:span text:style-name="T120">і</text:span><text:span text:style-name="T117"> й т</text:span><text:span text:style-name="T120">іл</text:span><text:span text:style-name="T117">ьки тод</text:span><text:span text:style-name="T120">і</text:span><text:span text:style-name="T117">, коли у множи</text:span><text:span text:style-name="T120">ні</text:span><text:span text:style-name="T117"> М </text:span><text:span text:style-name="T120">існ</text:span><text:span text:style-name="T117">у</text:span><text:span text:style-name="T120">є</text:span><text:span text:style-name="T117"> така посл</text:span><text:span text:style-name="T121">ід</text:span><text:span text:style-name="T117">ов</text:span><text:span text:style-name="T121">ні</text:span><text:span text:style-name="T117">сть елемен</text:span><text:span text:style-name="T121">ті</text:span><text:span text:style-name="T117">в а</text:span><text:span text:style-name="T4">1</text:span><text:span text:style-name="T117">, а</text:span><text:span text:style-name="T3">2</text:span><text:span text:style-name="T117">, ..., а</text:span><text:span text:style-name="T4">k</text:span><text:span text:style-name="T117">, що а</text:span><text:span text:style-name="T4">1</text:span><text:span text:style-name="T117"> = а, а</text:span><text:span text:style-name="T4">k</text:span><text:span text:style-name="T117"> = </text:span><text:span text:style-name="T79">b</text:span><text:span text:style-name="T117"> </text:span><text:span text:style-name="T121">і</text:span><text:span text:style-name="T117"> а</text:span><text:span text:style-name="T4">1</text:span><text:span text:style-name="T117">Rа</text:span><text:span text:style-name="T3">2</text:span><text:span text:style-name="T117">, а</text:span><text:span text:style-name="T4">2</text:span><text:span text:style-name="T117">Rа</text:span><text:span text:style-name="T4">3</text:span><text:span text:style-name="T117">, ..., <text:s/>а</text:span><text:span text:style-name="T4">k-1</text:span><text:span text:style-name="T117">Rа</text:span><text:span text:style-name="T4">k</text:span><text:span text:style-name="T21">. </text:span><text:span text:style-name="T117">Довести, що R</text:span><text:span text:style-name="T8">+</text:span><text:span text:style-name="T117"> = R</text:span><text:span text:style-name="T8">(1)</text:span><text:span text:style-name="T117">⋃R</text:span><text:span text:style-name="T8">(2)</text:span><text:span text:style-name="T117">⋃...⋃R</text:span><text:span text:style-name="T8">(k)</text:span><text:span text:style-name="T117">⋃..., де R</text:span><text:span text:style-name="T8">(k)</text:span><text:span text:style-name="T117">= R</text:span><text:span text:style-name="T23">○</text:span><text:span text:style-name="T117">...</text:span><text:span text:style-name="T23">○</text:span><text:span text:style-name="T117">R k разів.</text:span></text:p>
      <text:p text:style-name="P7"/>
      <text:p text:style-name="P45"><text:span text:style-name="T131">12) Довести, якщо f</text:span><text:span text:style-name="T132">⊆</text:span><text:span text:style-name="T131">А</text:span><text:span text:style-name="T132">⨯</text:span><text:span text:style-name="T131">В і g</text:span><text:span text:style-name="T132">⊆</text:span><text:span text:style-name="T131">B</text:span><text:span text:style-name="T132">⨯</text:span><text:span text:style-name="T131">C - </text:span><text:span text:style-name="T81">ін’єктив</text:span><text:span text:style-name="T131">ні відношення, то f</text:span><text:span text:style-name="T132">○</text:span><text:span text:style-name="T131">g</text:span><text:span text:style-name="T132">⊆</text:span><text:span text:style-name="T131">А</text:span><text:span text:style-name="T132">⨯</text:span><text:span text:style-name="T131">C також </text:span><text:span text:style-name="T81">ін’єктив</text:span><text:span text:style-name="T131">не.</text:span></text:p>
      <text:p text:style-name="P1"/>
      <text:p text:style-name="P20"><text:soft-page-break/><text:span text:style-name="T117">13) Довести, що відношення f</text:span><text:span text:style-name="T23">⊆</text:span><text:span text:style-name="T117">А</text:span><text:span text:style-name="T23">⨯</text:span><text:span text:style-name="T117">В є сюр’єктивним відношенням тоді й тільки тоді, коли і</text:span><text:span text:style-name="T3">В</text:span><text:span text:style-name="T23">⊆</text:span><text:span text:style-name="T117">f</text:span><text:span text:style-name="T8">-1</text:span><text:span text:style-name="T23">○</text:span><text:span text:style-name="T117">f.</text:span></text:p>
      <text:p text:style-name="P1"/>
      <text:p text:style-name="P8">14) Нехай задані множини A = {a, b, c, d, e} і B = {1, 2, 3, 4, 5} та відношення між ними:</text:p>
      <text:p text:style-name="P8">C<text:span text:style-name="T133">1</text:span> = {(a, 2), (a, 5), (b, 1), (b, 5), (c, 2), (d, 3), (d, 5)}, </text:p>
      <text:p text:style-name="P8">C<text:span text:style-name="T133">2</text:span> = {(a, 2), (a, 3), (b, 1), (c, 4), (c, 5), (d, 1), (e, 2), (e, 4)}, <text:s text:c="3"/></text:p>
      <text:p text:style-name="P8">C<text:span text:style-name="T133">3</text:span> = {(a, 3), (b, 2), (c, 3), (e, 3)},</text:p>
      <text:p text:style-name="P8">C4 = {(a, 4), (b, 3), (c, 5), (d, 2), (e, 1)}, </text:p>
      <text:p text:style-name="P8">C5 = {(a, 2), (b, 3), (c, 4), (d, 1), (e, 5)}. </text:p>
      <text:p text:style-name="P8">Визначити, які з цих відношень: </text:p>
      <text:p text:style-name="P8">(а) функціональні; (б) всюди визначені; (в) сюр’єктивні; (г) ін’єктивні; (д) бієктивні.</text:p>
      <text:p text:style-name="P1"/>
      <text:p text:style-name="P9">15) <text:span text:style-name="T68">Довести, що для дов</text:span><text:span text:style-name="T69">іл</text:span><text:span text:style-name="T68">ьного в</text:span><text:span text:style-name="T69">ід</text:span><text:span text:style-name="T68">ношення екв</text:span><text:span text:style-name="T69">і</text:span><text:span text:style-name="T68">валентнос</text:span><text:span text:style-name="T69">ті</text:span><text:span text:style-name="T68"> </text:span><text:span text:style-name="T43">R</text:span><text:span text:style-name="T68"> наведе</text:span><text:span text:style-name="T69">ні</text:span><text:span text:style-name="T68"> твердження р</text:span><text:span text:style-name="T69">і</text:span><text:span text:style-name="T68">вносиль</text:span><text:span text:style-name="T69">ні</text:span><text:span text:style-name="T68">:</text:span></text:p>
      <text:p text:style-name="P10"><text:span text:style-name="T67">(а) (х, у)</text:span><text:span text:style-name="T70">∈</text:span><text:span text:style-name="T43">R; </text:span><text:span text:style-name="T34">(б)</text:span><text:span text:style-name="T43"> [x]</text:span><text:span text:style-name="T73">R</text:span><text:span text:style-name="T43"> </text:span><text:span text:style-name="T46">⋂</text:span><text:span text:style-name="T43"> [y]</text:span><text:span text:style-name="T73">R</text:span><text:span text:style-name="T43"> </text:span><text:span text:style-name="T68">≠</text:span><text:span text:style-name="T43"> </text:span><text:span text:style-name="T46">⊘</text:span><text:span text:style-name="T43">; </text:span><text:span text:style-name="T34">(в) </text:span><text:span text:style-name="T43">[x]</text:span><text:span text:style-name="T73">R</text:span><text:span text:style-name="T43"> = [y]</text:span><text:span text:style-name="T73">R</text:span><text:span text:style-name="T43">.</text:span></text:p>
      <text:p text:style-name="P1"/>
      <text:p text:style-name="P9">16) На множині А = {a, b, c, d} визначити частковий порядок з двома мінімальними і одним максимальним елементами.</text:p>
      <text:p text:style-name="P1"/>
      <text:p text:style-name="P11">17) Побудувати частково впорядковану множину з 1 мінімальним, але без найменшого елемента.</text:p>
      <text:p text:style-name="P1"/>
      <text:p text:style-name="P22"><text:span text:style-name="T117">18) Нехай R і Q – часткові порядки на множині А. Довести, що R</text:span><text:span text:style-name="T23">⋂</text:span><text:span text:style-name="T117">Q - частковий порядок на А.</text:span></text:p>
      <text:p text:style-name="P12"/>
      <text:p text:style-name="P12">19) Побудувати відношення лінійного порядку на множині N<text:span text:style-name="T7">2</text:span>, де N – множина натуральних чисел.</text:p>
      <text:p text:style-name="P12"/>
      <text:p text:style-name="P12">20) Яка потужність множини ірраціональних чисел? (Відповідь обґрунтувати.)</text:p>
      <text:p text:style-name="P12"/>
      <text:p text:style-name="P12">21) Побудувати взаємно-однозначну відповідність між точками довільного відрізку i прямої.</text:p>
      <text:p text:style-name="P12"/>
      <text:p text:style-name="P12">22) Побудувати бієкцію між множиною точок інтервалу (0, 1) і відрізку [0, 1].</text:p>
      <text:p text:style-name="P12"/>
      <text:p text:style-name="P21"><text:span text:style-name="T117">23) Нехай А – довільна множина, f: A</text:span><text:span text:style-name="T128">→</text:span><text:span text:style-name="T23">β</text:span><text:span text:style-name="T117">(A) - відображення. Довести, що f(A)</text:span><text:span text:style-name="T128">≠</text:span><text:span text:style-name="T23">β</text:span><text:span text:style-name="T117">(A) і |f(A)|&lt;|</text:span><text:span text:style-name="T23">β</text:span><text:span text:style-name="T117">(A)|.</text:span></text:p>
      <text:p text:style-name="P12"/>
      <text:p text:style-name="P12">24) Довести, що потужність множини всіх функцій дійсного аргументу більша за континуум.</text:p>
      <text:p text:style-name="P12"/>
      <text:p text:style-name="P12">25) <text:span text:style-name="T27">Знайти множини:</text:span></text:p>
      <text:p text:style-name="P21"><text:span text:style-name="T28">(а) {</text:span><text:span text:style-name="T29">⊘</text:span><text:span text:style-name="T28">} </text:span><text:span text:style-name="T29">⋂</text:span><text:span text:style-name="T28"> {</text:span><text:span text:style-name="T29">⊘</text:span><text:span text:style-name="T28">}; <text:s/></text:span></text:p>
      <text:p text:style-name="P21"><text:span text:style-name="T28">(б) {</text:span><text:span text:style-name="T29">⊘</text:span><text:span text:style-name="T28">, {</text:span><text:span text:style-name="T29">⊘</text:span><text:span text:style-name="T28">}} \ </text:span><text:span text:style-name="T29">⊘</text:span><text:span text:style-name="T28">; </text:span></text:p>
      <text:p text:style-name="P21"><text:span text:style-name="T28">(в) </text:span><text:span text:style-name="T29">⊘</text:span><text:span text:style-name="T28"> </text:span><text:span text:style-name="T29">⋂</text:span><text:span text:style-name="T28"> {</text:span><text:span text:style-name="T29">⊘</text:span><text:span text:style-name="T28">}; </text:span></text:p>
      <text:p text:style-name="P12"><text:span text:style-name="T27">(г) {</text:span><text:span text:style-name="T29">⊘</text:span><text:span text:style-name="T27">, {</text:span><text:span text:style-name="T29">⊘</text:span><text:span text:style-name="T27">}} \ {{</text:span><text:span text:style-name="T29">⊘</text:span><text:span text:style-name="T27">}}; </text:span></text:p>
      <text:p text:style-name="P12"><text:span text:style-name="T27">(д) </text:span><text:span text:style-name="T29">⊘</text:span><text:span text:style-name="T27">⋃{</text:span><text:span text:style-name="T29">⊘</text:span><text:span text:style-name="T27">}; </text:span></text:p>
      <text:p text:style-name="P12"><text:span text:style-name="T27">(е) {</text:span><text:span text:style-name="T29">⊘</text:span><text:span text:style-name="T27">, {</text:span><text:span text:style-name="T29">⊘</text:span><text:span text:style-name="T27">}} \ {</text:span><text:span text:style-name="T29">⊘</text:span><text:span text:style-name="T27">}.</text:span></text:p>
      <text:p text:style-name="P12"/>
      <text:p text:style-name="P12">26) <text:span text:style-name="T16">Нехай А = {а</text:span><text:span text:style-name="T1">1</text:span><text:span text:style-name="T16">, а</text:span><text:span text:style-name="T2">2</text:span><text:span text:style-name="T16">, ..., а</text:span><text:span text:style-name="T1">n</text:span><text:span text:style-name="T16">} — ск</text:span><text:span text:style-name="T17">ін</text:span><text:span text:style-name="T16">ченна множина, </text:span><text:span text:style-name="T17">що складається</text:span><text:span text:style-name="T16"> з </text:span><text:span text:style-name="T17">n </text:span><text:span text:style-name="T16">елемент</text:span><text:span text:style-name="T17">ів</text:span><text:span text:style-name="T16"> (|</text:span><text:span text:style-name="T17">А</text:span><text:span text:style-name="T16">| = </text:span><text:span text:style-name="T17">n</text:span><text:span text:style-name="T16">). </text:span><text:span text:style-name="T44">Довести,</text:span><text:span text:style-name="T16"> </text:span><text:span text:style-name="T17">що </text:span><text:span text:style-name="T16">к</text:span><text:span text:style-name="T17">іл</text:span><text:span text:style-name="T16">ь</text:span><text:span text:style-name="T17">кі</text:span><text:span text:style-name="T16">сть ус</text:span><text:span text:style-name="T17">і</text:span><text:span text:style-name="T16">х п</text:span><text:span text:style-name="T17">ід</text:span><text:span text:style-name="T16">множин множин</text:span><text:span text:style-name="T17">и А (її булеан </text:span><text:span text:style-name="T22">β</text:span><text:span text:style-name="T16">(A)</text:span><text:span text:style-name="T17">) </text:span><text:span text:style-name="T16">дор</text:span><text:span text:style-name="T17">і</text:span><text:span text:style-name="T16">вню</text:span><text:span text:style-name="T17">є</text:span><text:span text:style-name="T16"> 2</text:span><text:span text:style-name="T9">|</text:span><text:span text:style-name="T10">А</text:span><text:span text:style-name="T9">|</text:span><text:span text:style-name="T16">, тобто |</text:span><text:span text:style-name="T22">β</text:span><text:span text:style-name="T16">(A)|</text:span><text:span text:style-name="T17">=</text:span><text:span text:style-name="T16">2</text:span><text:span text:style-name="T9">|</text:span><text:span text:style-name="T10">А</text:span><text:span text:style-name="T9">|</text:span><text:span text:style-name="T16">.</text:span></text:p>
      <text:p text:style-name="P12"/>
      <text:p text:style-name="P12">27) <text:span text:style-name="T16">Встановити вза</text:span><text:span text:style-name="T18">є</text:span><text:span text:style-name="T16">мно-однозначну в</text:span><text:span text:style-name="T18">ід</text:span><text:span text:style-name="T16">пов</text:span><text:span text:style-name="T18">ід</text:span><text:span text:style-name="T16">н</text:span><text:span text:style-name="T18">іс</text:span><text:span text:style-name="T16">ть </text:span><text:span text:style-name="T18">мі</text:span><text:span text:style-name="T16">ж множиною натуральних чисел N </text:span><text:span text:style-name="T18">і</text:span><text:span text:style-name="T16"> множиною ц</text:span><text:span text:style-name="T45">іл</text:span><text:span text:style-name="T16">их чисел </text:span><text:span text:style-name="T18">Z.</text:span></text:p>
      <text:p text:style-name="P12"/>
      <text:p text:style-name="P46"><text:span text:style-name="T131">28) Довести, об’єднання </text:span><text:span text:style-name="T82">континуаль</text:span><text:span text:style-name="T131">ної сукупності континуальних множин має потужність континуум.</text:span></text:p>
      <text:p text:style-name="P12"/>
      <text:p text:style-name="P21"><text:span text:style-name="T117">29) </text:span><text:span text:style-name="T11">Чи правиль</text:span><text:span text:style-name="T12">ні</text:span><text:span text:style-name="T11"> та</text:span><text:span text:style-name="T12">кі</text:span><text:span text:style-name="T11"> твердження (</text:span><text:span text:style-name="T14">в</text:span><text:span text:style-name="T11">ідповідь обґрунтувати):</text:span></text:p>
      <text:p text:style-name="P30">(а) якщо А = В, то А ~ В;</text:p>
      <text:p text:style-name="P30"><text:soft-page-break/>(б) якщо А ~ В, то А = В.</text:p>
      <text:p text:style-name="P12"/>
      <text:p text:style-name="P12">30) <text:span text:style-name="T83">Довести, що якщо A та B — зліченні, то A</text:span><text:span text:style-name="T85">⨯</text:span><text:span text:style-name="T83">B — зліченн</text:span><text:span text:style-name="T86">а </text:span><text:span text:style-name="T83">множин</text:span><text:span text:style-name="T86">а</text:span><text:span text:style-name="T83">.</text:span></text:p>
      <text:p text:style-name="P12"/>
      <text:p text:style-name="P25"><text:span text:style-name="T89">31) </text:span><text:span text:style-name="T88">Довести, що м</text:span><text:span text:style-name="T87">ножина в</text:span><text:span text:style-name="T88">сі</text:span><text:span text:style-name="T87">х п</text:span><text:span text:style-name="T88">ід</text:span><text:span text:style-name="T87">множин зл</text:span><text:span text:style-name="T88">і</text:span><text:span text:style-name="T87">ченно</text:span><text:span text:style-name="T88">ї</text:span><text:span text:style-name="T87"> множини А ма</text:span><text:span text:style-name="T88">є </text:span><text:span text:style-name="T87">потуж</text:span><text:span text:style-name="T88">ні</text:span><text:span text:style-name="T87">сть континуум.</text:span></text:p>
      <text:p text:style-name="P37"/>
      <text:p text:style-name="P25"><text:span text:style-name="T89">32) </text:span><text:span text:style-name="T87">Довести, що множина вс</text:span><text:span text:style-name="T88">і</text:span><text:span text:style-name="T87">х ск</text:span><text:span text:style-name="T88">ін</text:span><text:span text:style-name="T87">ченних п</text:span><text:span text:style-name="T88">ід</text:span><text:span text:style-name="T87">множин зл</text:span><text:span text:style-name="T97">і</text:span><text:span text:style-name="T87">ченно</text:span><text:span text:style-name="T88">ї</text:span><text:span text:style-name="T87"> множини — зл</text:span><text:span text:style-name="T88">і</text:span><text:span text:style-name="T87">ченна.</text:span></text:p>
      <text:p text:style-name="P12"/>
      <text:p text:style-name="P21"><text:span text:style-name="T15">33) </text:span><text:span text:style-name="T11">Довести, що множина в</text:span><text:span text:style-name="T13">сі</text:span><text:span text:style-name="T11">х зл</text:span><text:span text:style-name="T13">і</text:span><text:span text:style-name="T11">ченних посл</text:span><text:span text:style-name="T35">ід</text:span><text:span text:style-name="T11">овностей натуральних чисел ма</text:span><text:span text:style-name="T13">є</text:span><text:span text:style-name="T11"> потуж</text:span><text:span text:style-name="T35">ні</text:span><text:span text:style-name="T11">сть континуум.</text:span></text:p>
      <text:p text:style-name="P30"/>
      <text:p text:style-name="P21"><text:span text:style-name="T95">34) </text:span><text:span text:style-name="T92">Встановити вза</text:span><text:span text:style-name="T91">є</text:span><text:span text:style-name="T92">мно-однозначну в</text:span><text:span text:style-name="T91">ід</text:span><text:span text:style-name="T92">пов</text:span><text:span text:style-name="T91">ід</text:span><text:span text:style-name="T102">ні</text:span><text:span text:style-name="T92">сть </text:span><text:span text:style-name="T102">мі</text:span><text:span text:style-name="T92">ж точками квадрата </text:span><text:span text:style-name="T91">[</text:span><text:span text:style-name="T92">а, </text:span><text:span text:style-name="T91">b]</text:span><text:span text:style-name="T96">⨯</text:span><text:span text:style-name="T91">[</text:span><text:span text:style-name="T92">а, </text:span><text:span text:style-name="T91">b]</text:span><text:span text:style-name="T92"> та площини.</text:span></text:p>
      <text:p text:style-name="P31"/>
      <text:p text:style-name="P21"><text:span text:style-name="T95">35) </text:span><text:span text:style-name="T91">Довести, що для дов</text:span><text:span text:style-name="T94">іл</text:span><text:span text:style-name="T91">ьних в</text:span><text:span text:style-name="T94">ід</text:span><text:span text:style-name="T91">ношень </text:span><text:span text:style-name="T101">R</text:span><text:span text:style-name="T112">1</text:span><text:span text:style-name="T109"> </text:span><text:span text:style-name="T110">і </text:span><text:span text:style-name="T101">R</text:span><text:span text:style-name="T112">2</text:span><text:span text:style-name="T91"> викону</text:span><text:span text:style-name="T94">є</text:span><text:span text:style-name="T91">ться <text:s/>(</text:span><text:span text:style-name="T101">R</text:span><text:span text:style-name="T112">1</text:span><text:span text:style-name="T109">○</text:span><text:span text:style-name="T101">R</text:span><text:span text:style-name="T112">2</text:span><text:span text:style-name="T94">)</text:span><text:span text:style-name="T116">-1</text:span><text:span text:style-name="T94"> </text:span><text:span text:style-name="T91">= </text:span><text:span text:style-name="T101">R</text:span><text:span text:style-name="T113">2</text:span><text:span text:style-name="T115">-1</text:span><text:span text:style-name="T109">○</text:span><text:span text:style-name="T101">R</text:span><text:span text:style-name="T113">1</text:span><text:span text:style-name="T115">-1</text:span><text:span text:style-name="T103">.</text:span></text:p>
      <text:p text:style-name="P33"/>
      <text:p text:style-name="P21"><text:span text:style-name="T41">36) </text:span><text:span text:style-name="T37">Довести, що об’</text:span><text:span text:style-name="T39">є</text:span><text:span text:style-name="T37">днання </text:span><text:span text:style-name="T36">R</text:span><text:span text:style-name="T72">1</text:span><text:span text:style-name="T37">⋃</text:span><text:span text:style-name="T36">R</text:span><text:span text:style-name="T72">2</text:span><text:span text:style-name="T37"> двох еквівалентностей </text:span><text:span text:style-name="T36">R</text:span><text:span text:style-name="T72">1</text:span><text:span text:style-name="T37"> </text:span><text:span text:style-name="T47">і</text:span><text:span text:style-name="T37"> </text:span><text:span text:style-name="T36">R</text:span><text:span text:style-name="T72">2</text:span><text:span text:style-name="T37"> </text:span><text:span text:style-name="T38">є</text:span><text:span text:style-name="T37"> екв</text:span><text:span text:style-name="T38">і</text:span><text:span text:style-name="T37">валентн</text:span><text:span text:style-name="T38">і</text:span><text:span text:style-name="T37">стю тод</text:span><text:span text:style-name="T38">і</text:span><text:span text:style-name="T37"> й т</text:span><text:span text:style-name="T38">іл</text:span><text:span text:style-name="T37">ьки т</text:span><text:span text:style-name="T38">о</text:span><text:span text:style-name="T37">д</text:span><text:span text:style-name="T38">і</text:span><text:span text:style-name="T37">, коли </text:span><text:span text:style-name="T36">R</text:span><text:span text:style-name="T72">1</text:span><text:span text:style-name="T37">⋃</text:span><text:span text:style-name="T36">R</text:span><text:span text:style-name="T72">2</text:span><text:span text:style-name="T37"> = </text:span><text:span text:style-name="T36">R</text:span><text:span text:style-name="T72">1</text:span><text:span text:style-name="T37">○</text:span><text:span text:style-name="T36">R</text:span><text:span text:style-name="T72">2</text:span><text:span text:style-name="T37">.</text:span></text:p>
      <text:p text:style-name="P38"/>
      <text:p text:style-name="P21"><text:span text:style-name="T41">37) </text:span><text:span text:style-name="T37">Довести, що для дов</text:span><text:span text:style-name="T38">іл</text:span><text:span text:style-name="T37">ьного в</text:span><text:span text:style-name="T38">ід</text:span><text:span text:style-name="T37">ношення екв</text:span><text:span text:style-name="T38">і</text:span><text:span text:style-name="T37">валентнос</text:span><text:span text:style-name="T38">ті </text:span><text:span text:style-name="T36">R</text:span><text:span text:style-name="T37"> викону</text:span><text:span text:style-name="T38">є</text:span><text:span text:style-name="T37">ться р</text:span><text:span text:style-name="T38">і</text:span><text:span text:style-name="T37">вн</text:span><text:span text:style-name="T38">і</text:span><text:span text:style-name="T37">сть </text:span><text:span text:style-name="T36">R</text:span><text:span text:style-name="T46">○</text:span><text:span text:style-name="T36">R</text:span><text:span text:style-name="T37"> = </text:span><text:span text:style-name="T36">R</text:span><text:span text:style-name="T37">.</text:span></text:p>
      <text:p text:style-name="P38"/>
      <text:p text:style-name="P28"><text:span text:style-name="T58">38) </text:span><text:span text:style-name="T51">Довести, що компози</text:span><text:span text:style-name="T52">ці</text:span><text:span text:style-name="T51">я </text:span><text:span text:style-name="T50">R</text:span><text:span text:style-name="T74">1</text:span><text:span text:style-name="T51">○</text:span><text:span text:style-name="T50">R</text:span><text:span text:style-name="T74">2</text:span><text:span text:style-name="T51"> двох еквівалентностей </text:span><text:span text:style-name="T50">R</text:span><text:span text:style-name="T74">1</text:span><text:span text:style-name="T51"> </text:span><text:span text:style-name="T65">і</text:span><text:span text:style-name="T51"> </text:span><text:span text:style-name="T50">R</text:span><text:span text:style-name="T74">2</text:span><text:span text:style-name="T51"> </text:span><text:span text:style-name="T52">є</text:span><text:span text:style-name="T51"> екв</text:span><text:span text:style-name="T52">і</text:span><text:span text:style-name="T51">валент</text:span><text:span text:style-name="T52">ні</text:span><text:span text:style-name="T51">стю, якщо </text:span><text:span text:style-name="T50">R</text:span><text:span text:style-name="T74">1</text:span><text:span text:style-name="T51">○</text:span><text:span text:style-name="T50">R</text:span><text:span text:style-name="T74">2 </text:span><text:span text:style-name="T53">=</text:span><text:span text:style-name="T51"> </text:span><text:span text:style-name="T50">R</text:span><text:span text:style-name="T74">1</text:span><text:span text:style-name="T51">⋃</text:span><text:span text:style-name="T50">R</text:span><text:span text:style-name="T74">2</text:span><text:span text:style-name="T51">. </text:span><text:span text:style-name="T53">Чи вірне обернене твердження? </text:span><text:span text:style-name="T59">(</text:span><text:span text:style-name="T58">В</text:span><text:span text:style-name="T59">ідповідь обґрунтувати).</text:span></text:p>
      <text:p text:style-name="P39"/>
      <text:p text:style-name="P28"><text:span text:style-name="T58">39) </text:span><text:span text:style-name="T53">Довести, що композиція </text:span><text:span text:style-name="T50">R</text:span><text:span text:style-name="T74">1</text:span><text:span text:style-name="T64">○</text:span><text:span text:style-name="T50">R</text:span><text:span text:style-name="T74">2</text:span><text:span text:style-name="T53"> транзитивних відношень </text:span><text:span text:style-name="T50">R</text:span><text:span text:style-name="T74">1</text:span><text:span text:style-name="T51"> </text:span><text:span text:style-name="T65">і</text:span><text:span text:style-name="T51"> </text:span><text:span text:style-name="T50">R</text:span><text:span text:style-name="T74">2</text:span><text:span text:style-name="T51"> </text:span><text:span text:style-name="T52">є</text:span><text:span text:style-name="T53"> транзитивним відношенням, якщо </text:span><text:span text:style-name="T50">R</text:span><text:span text:style-name="T74">1</text:span><text:span text:style-name="T64">○</text:span><text:span text:style-name="T50">R</text:span><text:span text:style-name="T74">2</text:span><text:span text:style-name="T54"> = </text:span><text:span text:style-name="T50">R</text:span><text:span text:style-name="T75">2</text:span><text:span text:style-name="T64">○</text:span><text:span text:style-name="T50">R</text:span><text:span text:style-name="T75">1</text:span><text:span text:style-name="T53">. Чи вірне обернене твердження? </text:span><text:span text:style-name="T59">(</text:span><text:span text:style-name="T58">В</text:span><text:span text:style-name="T59">ідповідь обґрунтувати).</text:span></text:p>
      <text:p text:style-name="P39"/>
      <text:p text:style-name="P21"><text:span text:style-name="T41">40) </text:span><text:span text:style-name="T37">Побудувати найменше в</text:span><text:span text:style-name="T39">ід</text:span><text:span text:style-name="T37">ношення еквівалентност</text:span><text:span text:style-name="T39">і</text:span><text:span text:style-name="T37"> </text:span><text:span text:style-name="T39">Q</text:span><text:span text:style-name="T37"> на множи</text:span><text:span text:style-name="T39">ні </text:span><text:span text:style-name="T37">М = {1, 2, 3}, що включа</text:span><text:span text:style-name="T40">є</text:span><text:span text:style-name="T37"> задане в</text:span><text:span text:style-name="T40">ід</text:span><text:span text:style-name="T37">ношення К = {(2, </text:span><text:span text:style-name="T40">1</text:span><text:span text:style-name="T37">), (3, </text:span><text:span text:style-name="T40">2</text:span><text:span text:style-name="T37">)}.</text:span></text:p>
      <text:p text:style-name="P38"/>
      <text:p text:style-name="P27"><text:span text:style-name="T58">41) </text:span><text:span text:style-name="T51">Нехай </text:span><text:span text:style-name="T50">R</text:span><text:span text:style-name="T51"> — транзитивне в</text:span><text:span text:style-name="T55">ід</text:span><text:span text:style-name="T51">ношення на множи</text:span><text:span text:style-name="T55">ні</text:span><text:span text:style-name="T51"> М. Довести, що </text:span><text:span text:style-name="T50">R</text:span><text:span text:style-name="T51"> </text:span><text:span text:style-name="T55">є</text:span><text:span text:style-name="T51"> частковим порядком на </text:span><text:span text:style-name="T55">М</text:span><text:span text:style-name="T51"> тод</text:span><text:span text:style-name="T55">і</text:span><text:span text:style-name="T51"> й </text:span><text:span text:style-name="T55">ті</text:span><text:span text:style-name="T51">льки тод</text:span><text:span text:style-name="T55">і</text:span><text:span text:style-name="T51">, коли </text:span><text:span text:style-name="T55">R</text:span><text:span text:style-name="T48">⋂</text:span><text:span text:style-name="T55">R</text:span><text:span text:style-name="T77">-1 </text:span><text:span text:style-name="T55">= i</text:span><text:span text:style-name="T76">A</text:span><text:span text:style-name="T55">.</text:span></text:p>
      <text:p text:style-name="P40"/>
      <text:p text:style-name="P29"><text:span text:style-name="T58">42) </text:span><text:span text:style-name="T66">За яких умов виконуються рівності</text:span><text:span text:style-name="T58">: (а) </text:span><text:span text:style-name="T60">A \ B = В \ А; <text:s/></text:span><text:span text:style-name="T62">(</text:span><text:span text:style-name="T63">б</text:span><text:span text:style-name="T62">) </text:span><text:span text:style-name="T60">A \ B = А</text:span><text:span text:style-name="T61">?</text:span></text:p>
      <text:p text:style-name="P43"/>
      <text:p text:style-name="P43"><text:span text:style-name="T134">43) </text:span>Довести, що будь-яка непорожня скінченна частково впорядкована множина А містить мінімальний і максимальний елементи.</text:p>
      <text:p text:style-name="P35"/>
      <text:p text:style-name="P21"><text:span text:style-name="T108">44) </text:span><text:span text:style-name="T104">Довести, що об’</text:span><text:span text:style-name="T105">є</text:span><text:span text:style-name="T104">днання </text:span><text:span text:style-name="T105">f</text:span><text:span text:style-name="T114">1</text:span><text:span text:style-name="T104">⋃</text:span><text:span text:style-name="T105">f</text:span><text:span text:style-name="T114">2</text:span><text:span text:style-name="T104"> двох в</text:span><text:span text:style-name="T105">ідо</text:span><text:span text:style-name="T104">бражень </text:span><text:span text:style-name="T105">f</text:span><text:span text:style-name="T114">1</text:span><text:span text:style-name="T104"> </text:span><text:span text:style-name="T105">і f</text:span><text:span text:style-name="T114">2 <text:s/></text:span><text:span text:style-name="T104">з </text:span><text:span text:style-name="T105">А</text:span><text:span text:style-name="T104"> в В буде в</text:span><text:span text:style-name="T105">ід</text:span><text:span text:style-name="T104">ображенням </text:span><text:span text:style-name="T105">з</text:span><text:span text:style-name="T104"> А </text:span><text:span text:style-name="T106">в </text:span><text:span text:style-name="T104">В тод</text:span><text:span text:style-name="T105">і</text:span><text:span text:style-name="T104"> й т</text:span><text:span text:style-name="T105">іл</text:span><text:span text:style-name="T104">ьки тод</text:span><text:span text:style-name="T105">і</text:span><text:span text:style-name="T104">, коли <text:s/></text:span><text:span text:style-name="T105">f</text:span><text:span text:style-name="T114">1</text:span><text:span text:style-name="T104"> </text:span><text:span text:style-name="T111">=</text:span><text:span text:style-name="T104"> </text:span><text:span text:style-name="T105">f</text:span><text:span text:style-name="T114">2</text:span><text:span text:style-name="T105">.</text:span></text:p>
      <text:p text:style-name="P34"/>
      <text:p text:style-name="P24"><text:span text:style-name="T80">45) </text:span><text:span text:style-name="T40">Нехай </text:span><text:span text:style-name="T68">≤</text:span><text:span text:style-name="T40"> </text:span><text:span text:style-name="T42">i</text:span><text:span text:style-name="T40"> &lt; — традиц</text:span><text:span text:style-name="T42">ійні</text:span><text:span text:style-name="T40"> в</text:span><text:span text:style-name="T42">ід</text:span><text:span text:style-name="T40">ношення порядку на множи</text:span><text:span text:style-name="T42">ні</text:span><text:span text:style-name="T40"> натуральних чи</text:span><text:span text:style-name="T42">сел N. Довести, що </text:span></text:p>
      <text:p text:style-name="P24"><text:span text:style-name="T68">≤</text:span><text:span text:style-name="T37">○</text:span><text:span text:style-name="T68">≥ = N</text:span><text:span text:style-name="T78">2</text:span><text:span text:style-name="T68">.</text:span></text:p>
      <text:p text:style-name="P12"/>
      <text:p text:style-name="P36"><text:span text:style-name="T134">46) </text:span>Довести, що множина нескінченна тоді і тільки тоді, коли вона еквівалентна деякій своїй власній підмножині.</text:p>
      <text:p text:style-name="P36"/>
      <text:p text:style-name="P25"><text:span text:style-name="T90">47) </text:span><text:span text:style-name="T83">Чи можна накреслити на площи</text:span><text:span text:style-name="T98">ні</text:span><text:span text:style-name="T83"> континуальну множину л</text:span><text:span text:style-name="T84">і</text:span><text:span text:style-name="T83">тер Г, жод</text:span><text:span text:style-name="T84">ні </text:span><text:span text:style-name="T83">дв</text:span><text:span text:style-name="T84">і</text:span><text:span text:style-name="T83"> з яких не перетинаються? </text:span><text:span text:style-name="T107">(</text:span><text:span text:style-name="T108">В</text:span><text:span text:style-name="T107">ідповідь обґрунтувати).</text:span></text:p>
      <text:p text:style-name="P41"/>
      <text:p text:style-name="P28"><text:span text:style-name="T58">48) </text:span><text:span text:style-name="T56">Якою </text:span><text:span text:style-name="T57">є</text:span><text:span text:style-name="T56"> потуж</text:span><text:span text:style-name="T57">ні</text:span><text:span text:style-name="T56">сть множини усіх функ</text:span><text:span text:style-name="T57">ці</text:span><text:span text:style-name="T56">й типу </text:span><text:span text:style-name="T57">N</text:span><text:span text:style-name="T49">→</text:span><text:span text:style-name="T56">{0, 1}? </text:span><text:span text:style-name="T59">(</text:span><text:span text:style-name="T58">В</text:span><text:span text:style-name="T59">ідповідь обґрунтувати).</text:span></text:p>
      <text:p text:style-name="P41"/>
      <text:p text:style-name="P47"><text:span text:style-name="T33">49) </text:span><text:span text:style-name="T30">Показати</text:span><text:span text:style-name="T31">, </text:span><text:span text:style-name="T30">що</text:span><text:span text:style-name="T31"> функціональність </text:span><text:span text:style-name="T32">відповідності</text:span><text:span text:style-name="T31"> не є інваріантн</text:span><text:span text:style-name="T32">ою</text:span><text:span text:style-name="T31"> відносно об'єднання.</text:span></text:p>
      <text:p text:style-name="P42"><text:soft-page-break/></text:p>
      <text:p text:style-name="P23"><text:span text:style-name="T95">50) </text:span><text:span text:style-name="T92">Число, яке не </text:span><text:span text:style-name="T93">є</text:span><text:span text:style-name="T92"> коренем жодного многочлена з ра</text:span><text:span text:style-name="T93">ці</text:span><text:span text:style-name="T92">ональними коеф</text:span><text:span text:style-name="T99">іці</text:span><text:span text:style-name="T100">є</text:span><text:span text:style-name="T92">нтами, назива</text:span><text:span text:style-name="T93">є</text:span><text:span text:style-name="T92">ться трансцендентним. </text:span><text:span text:style-name="T93">Довести, що м</text:span><text:span text:style-name="T92">ножина в</text:span><text:span text:style-name="T93">сі</text:span><text:span text:style-name="T92">х трансцендентних чисел континуальна.</text:span></text:p>
      <text:p text:style-name="P32"/>
      <text:p text:style-name="P26"><text:span text:style-name="T108">51) </text:span><text:span text:style-name="T107">Побудувати взаємно-однозначну відповідність між точками довільн</text:span><text:span text:style-name="T101">их двох</text:span><text:span text:style-name="T107"> відрізк</text:span><text:span text:style-name="T101">ів</text:span><text:span text:style-name="T107"> </text:span><text:span text:style-name="T102">[</text:span><text:span text:style-name="T107">а, </text:span><text:span text:style-name="T102">b] </text:span><text:span text:style-name="T107">i </text:span><text:span text:style-name="T102">[</text:span><text:span text:style-name="T101">c</text:span><text:span text:style-name="T107">, </text:span><text:span text:style-name="T101">d</text:span><text:span text:style-name="T102">]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pitch="variable" style:font-charset="x-symbol"/>
    <style:font-face style:name="Symbol1" svg:font-family="Symbol" style:font-family-generic="roman" style:font-pitch="variable" style:font-charset="x-symbol"/>
    <style:font-face style:name="Symbola" svg:font-family="Symbola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uk" fo:country="UA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loext:opacity="0%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1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1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Tolya</meta:initial-creator>
    <meta:creation-date>2019-11-04T04:23:00</meta:creation-date>
    <dc:date>2022-12-12T17:13:44.230132783</dc:date>
    <meta:editing-cycles>40</meta:editing-cycles>
    <meta:editing-duration>PT9H14M28S</meta:editing-duration>
    <meta:generator>LibreOffice/7.3.6.2$Linux_X86_64 LibreOffice_project/30$Build-2</meta:generator>
    <meta:document-statistic meta:table-count="0" meta:image-count="0" meta:object-count="0" meta:page-count="4" meta:paragraph-count="91" meta:word-count="1112" meta:character-count="6432" meta:non-whitespace-character-count="5367"/>
  </office:meta>
</office:document-meta>
</file>